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81mm"/>
    </style:style>
    <style:style style:name="co4" style:family="table-column">
      <style:table-column-properties fo:break-before="auto" style:column-width="15.5mm"/>
    </style:style>
    <style:style style:name="co5" style:family="table-column">
      <style:table-column-properties fo:break-before="auto" style:column-width="20.14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16.39mm"/>
    </style:style>
    <style:style style:name="co9" style:family="table-column">
      <style:table-column-properties fo:break-before="auto" style:column-width="18.15mm"/>
    </style:style>
    <style:style style:name="co10" style:family="table-column">
      <style:table-column-properties fo:break-before="auto" style:column-width="12.63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4.16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7.5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3.28mm"/>
    </style:style>
    <style:style style:name="co18" style:family="table-column">
      <style:table-column-properties fo:break-before="auto" style:column-width="13.07mm"/>
    </style:style>
    <style:style style:name="co19" style:family="table-column">
      <style:table-column-properties fo:break-before="auto" style:column-width="18.61mm"/>
    </style:style>
    <style:style style:name="co20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G83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2" table:default-cell-style-name="ce19"/>
        <table:table-column table:style-name="co4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2" table:default-cell-style-name="ce19"/>
        <table:table-column table:style-name="co11" table:default-cell-style-name="ce19"/>
        <table:table-column table:style-name="co12" table:default-cell-style-name="ce19"/>
        <table:table-column table:style-name="co4" table:default-cell-style-name="ce19"/>
        <table:table-column table:style-name="co13" table:default-cell-style-name="ce19"/>
        <table:table-column table:style-name="co14" table:default-cell-style-name="ce19"/>
        <table:table-column table:style-name="co4" table:default-cell-style-name="ce19"/>
        <table:table-column table:style-name="co15" table:default-cell-style-name="ce19"/>
        <table:table-column table:style-name="co4" table:number-columns-repeated="2" table:default-cell-style-name="ce19"/>
        <table:table-column table:style-name="co7" table:default-cell-style-name="ce19"/>
        <table:table-column table:style-name="co16" table:default-cell-style-name="ce19"/>
        <table:table-column table:style-name="co7" table:default-cell-style-name="ce19"/>
        <table:table-column table:style-name="co11" table:default-cell-style-name="ce19"/>
        <table:table-column table:style-name="co13" table:default-cell-style-name="ce19"/>
        <table:table-column table:style-name="co17" table:default-cell-style-name="ce19"/>
        <table:table-column table:style-name="co8" table:default-cell-style-name="ce19"/>
        <table:table-column table:style-name="co9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number-columns-repeated="224" table:default-cell-style-name="ce19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20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20"/>
            <table:table-cell table:style-name="ce30" table:number-columns-repeated="10"/>
            <table:table-cell table:style-name="ce48" office:value-type="string" calcext:value-type="string" table:number-columns-spanned="9" table:number-rows-spanned="1">
              <text:p>中 華 民 國 104 年 3 月 份</text:p>
            </table:table-cell>
            <table:covered-table-cell table:number-columns-repeated="8" table:style-name="ce48"/>
            <table:table-cell table:style-name="ce30"/>
            <table:table-cell table:style-name="ce51" table:number-columns-repeated="2"/>
            <table:table-cell table:style-name="ce30" table:number-columns-repeated="8"/>
            <table:table-cell table:style-name="ce54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1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1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45"/>
            <table:table-cell table:style-name="ce50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3" table:style-name="ce45"/>
            <table:covered-table-cell table:style-name="ce53"/>
            <table:table-cell table:style-name="ce55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1"/>
          </table:table-row>
          <table:table-row table:style-name="ro1">
            <table:covered-table-cell table:style-name="ce4"/>
            <table:covered-table-cell table:style-name="ce22"/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7" table:style-name="ce47"/>
            <table:covered-table-cell table:style-name="ce49"/>
            <table:table-cell table:style-name="ce32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7" table:style-name="ce47"/>
            <table:covered-table-cell table:style-name="ce49"/>
            <table:table-cell table:style-name="ce32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6"/>
            <table:table-cell table:number-columns-repeated="991"/>
          </table:table-row>
          <table:table-row table:style-name="ro3">
            <table:covered-table-cell table:style-name="ce4"/>
            <table:covered-table-cell table:style-name="ce22"/>
            <table:covered-table-cell table:number-columns-repeated="2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3"/>
            <table:covered-table-cell table:style-name="ce56"/>
            <table:table-cell table:number-columns-repeated="991"/>
          </table:table-row>
          <table:table-row table:style-name="ro4">
            <table:covered-table-cell table:style-name="ce5"/>
            <table:covered-table-cell table:style-name="ce23"/>
            <table:covered-table-cell table:number-columns-repeated="30" table:style-name="ce34"/>
            <table:table-cell table:style-name="ce57" office:value-type="string" calcext:value-type="string">
              <text:p>(<text:span text:style-name="T4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5">
          <table:table-cell table:style-name="ce6"/>
          <table:table-cell table:style-name="ce24" office:value-type="string" calcext:value-type="string">
            <text:p>計</text:p>
          </table:table-cell>
          <table:table-cell table:style-name="ce35" office:value-type="float" office:value="102171" calcext:value-type="float">
            <text:p><text:s text:c="3"/>102,171</text:p>
          </table:table-cell>
          <table:table-cell table:style-name="ce35" office:value-type="float" office:value="3262" calcext:value-type="float">
            <text:p><text:s text:c="3"/>3,262</text:p>
          </table:table-cell>
          <table:table-cell table:style-name="ce35" office:value-type="float" office:value="11298" calcext:value-type="float">
            <text:p><text:s text:c="3"/>11,298</text:p>
          </table:table-cell>
          <table:table-cell table:style-name="ce35" office:value-type="float" office:value="7069" calcext:value-type="float">
            <text:p><text:s text:c="3"/>7,069</text:p>
          </table:table-cell>
          <table:table-cell table:style-name="ce35" office:value-type="float" office:value="3140" calcext:value-type="float">
            <text:p><text:s text:c="3"/>3,140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2257" calcext:value-type="float">
            <text:p><text:s text:c="3"/>2,257</text:p>
          </table:table-cell>
          <table:table-cell table:style-name="ce35" office:value-type="float" office:value="3725" calcext:value-type="float">
            <text:p><text:s text:c="3"/>3,725</text:p>
          </table:table-cell>
          <table:table-cell table:style-name="ce35" office:value-type="float" office:value="12479" calcext:value-type="float">
            <text:p><text:s text:c="3"/>12,479</text:p>
          </table:table-cell>
          <table:table-cell table:style-name="ce35" office:value-type="float" office:value="528" calcext:value-type="float">
            <text:p><text:s text:c="3"/>528</text:p>
          </table:table-cell>
          <table:table-cell table:style-name="ce36" office:value-type="float" office:value="1" calcext:value-type="float">
            <text:p>1</text:p>
          </table:table-cell>
          <table:table-cell table:style-name="ce35" office:value-type="float" office:value="4800" calcext:value-type="float">
            <text:p><text:s text:c="3"/>4,800</text:p>
          </table:table-cell>
          <table:table-cell table:style-name="ce35" office:value-type="float" office:value="48315" calcext:value-type="float">
            <text:p><text:s text:c="3"/>48,315</text:p>
          </table:table-cell>
          <table:table-cell table:style-name="ce35" office:value-type="float" office:value="1450" calcext:value-type="float">
            <text:p><text:s text:c="3"/>1,450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01710" calcext:value-type="float">
            <text:p><text:s text:c="3"/>101,710</text:p>
          </table:table-cell>
          <table:table-cell table:style-name="ce35" office:value-type="float" office:value="4207" calcext:value-type="float">
            <text:p><text:s text:c="3"/>4,207</text:p>
          </table:table-cell>
          <table:table-cell table:style-name="ce35" office:value-type="float" office:value="8283" calcext:value-type="float">
            <text:p><text:s text:c="3"/>8,283</text:p>
          </table:table-cell>
          <table:table-cell table:style-name="ce35" office:value-type="float" office:value="7044" calcext:value-type="float">
            <text:p><text:s text:c="3"/>7,044</text:p>
          </table:table-cell>
          <table:table-cell table:style-name="ce35" office:value-type="float" office:value="9210" calcext:value-type="float">
            <text:p><text:s text:c="3"/>9,210</text:p>
          </table:table-cell>
          <table:table-cell table:style-name="ce35" office:value-type="float" office:value="4965" calcext:value-type="float">
            <text:p><text:s text:c="3"/>4,965</text:p>
          </table:table-cell>
          <table:table-cell table:style-name="ce35" office:value-type="float" office:value="2297" calcext:value-type="float">
            <text:p><text:s text:c="3"/>2,297</text:p>
          </table:table-cell>
          <table:table-cell table:style-name="ce35" office:value-type="float" office:value="3262" calcext:value-type="float">
            <text:p><text:s text:c="3"/>3,262</text:p>
          </table:table-cell>
          <table:table-cell table:style-name="ce35" office:value-type="float" office:value="8382" calcext:value-type="float">
            <text:p><text:s text:c="3"/>8,382</text:p>
          </table:table-cell>
          <table:table-cell table:style-name="ce35" office:value-type="float" office:value="886" calcext:value-type="float">
            <text:p><text:s text:c="3"/>886</text:p>
          </table:table-cell>
          <table:table-cell table:style-name="ce36" office:value-type="float" office:value="0" calcext:value-type="float">
            <text:p>-</text:p>
          </table:table-cell>
          <table:table-cell table:style-name="ce35" office:value-type="float" office:value="4800" calcext:value-type="float">
            <text:p><text:s text:c="3"/>4,800</text:p>
          </table:table-cell>
          <table:table-cell table:style-name="ce35" office:value-type="float" office:value="48315" calcext:value-type="float">
            <text:p><text:s text:c="3"/>48,315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36" calcext:value-type="float">
            <text:p><text:s text:c="3"/>36</text:p>
          </table:table-cell>
          <table:table-cell table:style-name="ce39" office:value-type="float" office:value="461" calcext:value-type="float">
            <text:p><text:s text:c="3"/>461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46524" calcext:value-type="float">
            <text:p><text:s text:c="3"/>46,524</text:p>
          </table:table-cell>
          <table:table-cell table:style-name="ce35" office:value-type="float" office:value="1549" calcext:value-type="float">
            <text:p><text:s text:c="3"/>1,549</text:p>
          </table:table-cell>
          <table:table-cell table:style-name="ce35" office:value-type="float" office:value="5173" calcext:value-type="float">
            <text:p><text:s text:c="3"/>5,173</text:p>
          </table:table-cell>
          <table:table-cell table:style-name="ce35" office:value-type="float" office:value="3346" calcext:value-type="float">
            <text:p><text:s text:c="3"/>3,346</text:p>
          </table:table-cell>
          <table:table-cell table:style-name="ce35" office:value-type="float" office:value="1415" calcext:value-type="float">
            <text:p><text:s text:c="3"/>1,415</text:p>
          </table:table-cell>
          <table:table-cell table:style-name="ce35" office:value-type="float" office:value="1799" calcext:value-type="float">
            <text:p><text:s text:c="3"/>1,799</text:p>
          </table:table-cell>
          <table:table-cell table:style-name="ce35" office:value-type="float" office:value="1041" calcext:value-type="float">
            <text:p><text:s text:c="3"/>1,041</text:p>
          </table:table-cell>
          <table:table-cell table:style-name="ce35" office:value-type="float" office:value="1714" calcext:value-type="float">
            <text:p><text:s text:c="3"/>1,714</text:p>
          </table:table-cell>
          <table:table-cell table:style-name="ce35" office:value-type="float" office:value="5840" calcext:value-type="float">
            <text:p><text:s text:c="3"/>5,840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2125" calcext:value-type="float">
            <text:p><text:s text:c="3"/>2,125</text:p>
          </table:table-cell>
          <table:table-cell table:style-name="ce35" office:value-type="float" office:value="21804" calcext:value-type="float">
            <text:p><text:s text:c="3"/>21,804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46371" calcext:value-type="float">
            <text:p><text:s text:c="3"/>46,371</text:p>
          </table:table-cell>
          <table:table-cell table:style-name="ce35" office:value-type="float" office:value="1814" calcext:value-type="float">
            <text:p><text:s text:c="3"/>1,814</text:p>
          </table:table-cell>
          <table:table-cell table:style-name="ce35" office:value-type="float" office:value="3783" calcext:value-type="float">
            <text:p><text:s text:c="3"/>3,783</text:p>
          </table:table-cell>
          <table:table-cell table:style-name="ce35" office:value-type="float" office:value="3240" calcext:value-type="float">
            <text:p><text:s text:c="3"/>3,240</text:p>
          </table:table-cell>
          <table:table-cell table:style-name="ce35" office:value-type="float" office:value="4237" calcext:value-type="float">
            <text:p><text:s text:c="3"/>4,237</text:p>
          </table:table-cell>
          <table:table-cell table:style-name="ce35" office:value-type="float" office:value="2275" calcext:value-type="float">
            <text:p><text:s text:c="3"/>2,275</text:p>
          </table:table-cell>
          <table:table-cell table:style-name="ce35" office:value-type="float" office:value="1043" calcext:value-type="float">
            <text:p><text:s text:c="3"/>1,043</text:p>
          </table:table-cell>
          <table:table-cell table:style-name="ce35" office:value-type="float" office:value="1507" calcext:value-type="float">
            <text:p><text:s text:c="3"/>1,507</text:p>
          </table:table-cell>
          <table:table-cell table:style-name="ce35" office:value-type="float" office:value="4078" calcext:value-type="float">
            <text:p><text:s text:c="3"/>4,078</text:p>
          </table:table-cell>
          <table:table-cell table:style-name="ce35" office:value-type="float" office:value="444" calcext:value-type="float">
            <text:p><text:s text:c="3"/>444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2125" calcext:value-type="float">
            <text:p><text:s text:c="3"/>2,125</text:p>
          </table:table-cell>
          <table:table-cell table:style-name="ce35" office:value-type="float" office:value="21804" calcext:value-type="float">
            <text:p><text:s text:c="3"/>21,804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58" office:value-type="float" office:value="153" calcext:value-type="float">
            <text:p><text:s text:c="3"/>153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5" office:value-type="float" office:value="55647" calcext:value-type="float">
            <text:p><text:s text:c="3"/>55,647</text:p>
          </table:table-cell>
          <table:table-cell table:style-name="ce35" office:value-type="float" office:value="1713" calcext:value-type="float">
            <text:p><text:s text:c="3"/>1,713</text:p>
          </table:table-cell>
          <table:table-cell table:style-name="ce35" office:value-type="float" office:value="6125" calcext:value-type="float">
            <text:p><text:s text:c="3"/>6,125</text:p>
          </table:table-cell>
          <table:table-cell table:style-name="ce35" office:value-type="float" office:value="3723" calcext:value-type="float">
            <text:p><text:s text:c="3"/>3,723</text:p>
          </table:table-cell>
          <table:table-cell table:style-name="ce35" office:value-type="float" office:value="1725" calcext:value-type="float">
            <text:p><text:s text:c="3"/>1,725</text:p>
          </table:table-cell>
          <table:table-cell table:style-name="ce35" office:value-type="float" office:value="2034" calcext:value-type="float">
            <text:p><text:s text:c="3"/>2,034</text:p>
          </table:table-cell>
          <table:table-cell table:style-name="ce35" office:value-type="float" office:value="1216" calcext:value-type="float">
            <text:p><text:s text:c="3"/>1,216</text:p>
          </table:table-cell>
          <table:table-cell table:style-name="ce35" office:value-type="float" office:value="2011" calcext:value-type="float">
            <text:p><text:s text:c="3"/>2,011</text:p>
          </table:table-cell>
          <table:table-cell table:style-name="ce35" office:value-type="float" office:value="6639" calcext:value-type="float">
            <text:p><text:s text:c="3"/>6,639</text:p>
          </table:table-cell>
          <table:table-cell table:style-name="ce35" office:value-type="float" office:value="249" calcext:value-type="float">
            <text:p><text:s text:c="3"/>249</text:p>
          </table:table-cell>
          <table:table-cell table:style-name="ce38" office:value-type="float" office:value="1" calcext:value-type="float">
            <text:p>1</text:p>
          </table:table-cell>
          <table:table-cell table:style-name="ce35" office:value-type="float" office:value="2675" calcext:value-type="float">
            <text:p><text:s text:c="3"/>2,675</text:p>
          </table:table-cell>
          <table:table-cell table:style-name="ce35" office:value-type="float" office:value="26511" calcext:value-type="float">
            <text:p><text:s text:c="3"/>26,511</text:p>
          </table:table-cell>
          <table:table-cell table:style-name="ce35" office:value-type="float" office:value="1018" calcext:value-type="float">
            <text:p><text:s text:c="3"/>1,018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55339" calcext:value-type="float">
            <text:p><text:s text:c="3"/>55,339</text:p>
          </table:table-cell>
          <table:table-cell table:style-name="ce35" office:value-type="float" office:value="2393" calcext:value-type="float">
            <text:p><text:s text:c="3"/>2,393</text:p>
          </table:table-cell>
          <table:table-cell table:style-name="ce35" office:value-type="float" office:value="4500" calcext:value-type="float">
            <text:p><text:s text:c="3"/>4,500</text:p>
          </table:table-cell>
          <table:table-cell table:style-name="ce35" office:value-type="float" office:value="3804" calcext:value-type="float">
            <text:p><text:s text:c="3"/>3,804</text:p>
          </table:table-cell>
          <table:table-cell table:style-name="ce35" office:value-type="float" office:value="4973" calcext:value-type="float">
            <text:p><text:s text:c="3"/>4,973</text:p>
          </table:table-cell>
          <table:table-cell table:style-name="ce35" office:value-type="float" office:value="2690" calcext:value-type="float">
            <text:p><text:s text:c="3"/>2,690</text:p>
          </table:table-cell>
          <table:table-cell table:style-name="ce35" office:value-type="float" office:value="1254" calcext:value-type="float">
            <text:p><text:s text:c="3"/>1,254</text:p>
          </table:table-cell>
          <table:table-cell table:style-name="ce35" office:value-type="float" office:value="1755" calcext:value-type="float">
            <text:p><text:s text:c="3"/>1,755</text:p>
          </table:table-cell>
          <table:table-cell table:style-name="ce35" office:value-type="float" office:value="4304" calcext:value-type="float">
            <text:p><text:s text:c="3"/>4,304</text:p>
          </table:table-cell>
          <table:table-cell table:style-name="ce35" office:value-type="float" office:value="442" calcext:value-type="float">
            <text:p><text:s text:c="3"/>442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2675" calcext:value-type="float">
            <text:p><text:s text:c="3"/>2,675</text:p>
          </table:table-cell>
          <table:table-cell table:style-name="ce35" office:value-type="float" office:value="26511" calcext:value-type="float">
            <text:p><text:s text:c="3"/>26,511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6" office:value-type="float" office:value="15617" calcext:value-type="float">
            <text:p>15,617</text:p>
          </table:table-cell>
          <table:table-cell table:style-name="ce36" office:value-type="float" office:value="779" calcext:value-type="float">
            <text:p>779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4040" calcext:value-type="float">
            <text:p>4,040</text:p>
          </table:table-cell>
          <table:table-cell table:style-name="ce36" office:value-type="float" office:value="960" calcext:value-type="float">
            <text:p>960</text:p>
          </table:table-cell>
          <table:table-cell table:style-name="ce36" office:value-type="float" office:value="384" calcext:value-type="float">
            <text:p>384</text:p>
          </table:table-cell>
          <table:table-cell table:style-name="ce36" office:value-type="float" office:value="235" calcext:value-type="float">
            <text:p>235</text:p>
          </table:table-cell>
          <table:table-cell table:style-name="ce36" office:value-type="float" office:value="349" calcext:value-type="float">
            <text:p>349</text:p>
          </table:table-cell>
          <table:table-cell table:style-name="ce36" office:value-type="float" office:value="2190" calcext:value-type="float">
            <text:p>2,190</text:p>
          </table:table-cell>
          <table:table-cell table:style-name="ce36" office:value-type="float" office:value="125" calcext:value-type="float">
            <text:p>125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6259" calcext:value-type="float">
            <text:p>6,259</text:p>
          </table:table-cell>
          <table:table-cell table:style-name="ce36" office:value-type="float" office:value="289" calcext:value-type="float">
            <text:p>289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8566" calcext:value-type="float">
            <text:p>18,566</text:p>
          </table:table-cell>
          <table:table-cell table:style-name="ce36" office:value-type="float" office:value="992" calcext:value-type="float">
            <text:p>992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4233" calcext:value-type="float">
            <text:p>4,233</text:p>
          </table:table-cell>
          <table:table-cell table:style-name="ce36" office:value-type="float" office:value="3491" calcext:value-type="float">
            <text:p>3,491</text:p>
          </table:table-cell>
          <table:table-cell table:style-name="ce36" office:value-type="float" office:value="469" calcext:value-type="float">
            <text:p>469</text:p>
          </table:table-cell>
          <table:table-cell table:style-name="ce36" office:value-type="float" office:value="246" calcext:value-type="float">
            <text:p>246</text:p>
          </table:table-cell>
          <table:table-cell table:style-name="ce36" office:value-type="float" office:value="375" calcext:value-type="float">
            <text:p>375</text:p>
          </table:table-cell>
          <table:table-cell table:style-name="ce36" office:value-type="float" office:value="2188" calcext:value-type="float">
            <text:p>2,188</text:p>
          </table:table-cell>
          <table:table-cell table:style-name="ce36" office:value-type="float" office:value="296" calcext:value-type="float">
            <text:p>296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6259" calcext:value-type="float">
            <text:p>6,259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2" calcext:value-type="float">
            <text:p>12</text:p>
          </table:table-cell>
          <table:table-cell table:style-name="ce60" office:value-type="float" office:value="-2949" calcext:value-type="float">
            <text:p><text:s/>－2,949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6964" calcext:value-type="float">
            <text:p>6,964</text:p>
          </table:table-cell>
          <table:table-cell table:style-name="ce37" office:value-type="float" office:value="361" calcext:value-type="float">
            <text:p>36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920" calcext:value-type="float">
            <text:p>1,920</text:p>
          </table:table-cell>
          <table:table-cell table:style-name="ce37" office:value-type="float" office:value="408" calcext:value-type="float">
            <text:p>408</text:p>
          </table:table-cell>
          <table:table-cell table:style-name="ce37" office:value-type="float" office:value="165" calcext:value-type="float">
            <text:p>165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968" calcext:value-type="float">
            <text:p>968</text:p>
          </table:table-cell>
          <table:table-cell table:style-name="ce37" office:value-type="float" office:value="69" calcext:value-type="float">
            <text:p>6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724" calcext:value-type="float">
            <text:p>2,724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356" calcext:value-type="float">
            <text:p>8,356</text:p>
          </table:table-cell>
          <table:table-cell table:style-name="ce37" office:value-type="float" office:value="450" calcext:value-type="float">
            <text:p>45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938" calcext:value-type="float">
            <text:p>1,938</text:p>
          </table:table-cell>
          <table:table-cell table:style-name="ce37" office:value-type="float" office:value="1488" calcext:value-type="float">
            <text:p>1,488</text:p>
          </table:table-cell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1106" calcext:value-type="float">
            <text:p>1,106</text:p>
          </table:table-cell>
          <table:table-cell table:style-name="ce37" office:value-type="float" office:value="153" calcext:value-type="float">
            <text:p>15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724" calcext:value-type="float">
            <text:p>2,72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61" office:value-type="float" office:value="-1392" calcext:value-type="float">
            <text:p><text:s/>－1,392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8" office:value-type="float" office:value="8653" calcext:value-type="float">
            <text:p>8,653</text:p>
          </table:table-cell>
          <table:table-cell table:style-name="ce38" office:value-type="float" office:value="418" calcext:value-type="float">
            <text:p>41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120" calcext:value-type="float">
            <text:p>2,120</text:p>
          </table:table-cell>
          <table:table-cell table:style-name="ce38" office:value-type="float" office:value="552" calcext:value-type="float">
            <text:p>552</text:p>
          </table:table-cell>
          <table:table-cell table:style-name="ce38" office:value-type="float" office:value="219" calcext:value-type="float">
            <text:p>219</text:p>
          </table:table-cell>
          <table:table-cell table:style-name="ce38" office:value-type="float" office:value="117" calcext:value-type="float">
            <text:p>117</text:p>
          </table:table-cell>
          <table:table-cell table:style-name="ce38" office:value-type="float" office:value="214" calcext:value-type="float">
            <text:p>214</text:p>
          </table:table-cell>
          <table:table-cell table:style-name="ce38" office:value-type="float" office:value="1222" calcext:value-type="float">
            <text:p>1,222</text:p>
          </table:table-cell>
          <table:table-cell table:style-name="ce38" office:value-type="float" office:value="56" calcext:value-type="float">
            <text:p>5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535" calcext:value-type="float">
            <text:p>3,535</text:p>
          </table:table-cell>
          <table:table-cell table:style-name="ce38" office:value-type="float" office:value="196" calcext:value-type="float">
            <text:p>19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0210" calcext:value-type="float">
            <text:p>10,210</text:p>
          </table:table-cell>
          <table:table-cell table:style-name="ce38" office:value-type="float" office:value="542" calcext:value-type="float">
            <text:p>54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95" calcext:value-type="float">
            <text:p>2,295</text:p>
          </table:table-cell>
          <table:table-cell table:style-name="ce38" office:value-type="float" office:value="2003" calcext:value-type="float">
            <text:p>2,003</text:p>
          </table:table-cell>
          <table:table-cell table:style-name="ce38" office:value-type="float" office:value="267" calcext:value-type="float">
            <text:p>267</text:p>
          </table:table-cell>
          <table:table-cell table:style-name="ce38" office:value-type="float" office:value="132" calcext:value-type="float">
            <text:p>132</text:p>
          </table:table-cell>
          <table:table-cell table:style-name="ce38" office:value-type="float" office:value="203" calcext:value-type="float">
            <text:p>203</text:p>
          </table:table-cell>
          <table:table-cell table:style-name="ce38" office:value-type="float" office:value="1082" calcext:value-type="float">
            <text:p>1,082</text:p>
          </table:table-cell>
          <table:table-cell table:style-name="ce38" office:value-type="float" office:value="143" calcext:value-type="float">
            <text:p>14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535" calcext:value-type="float">
            <text:p>3,53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61" office:value-type="float" office:value="-1557" calcext:value-type="float">
            <text:p><text:s/>－1,557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6" office:value-type="float" office:value="13284" calcext:value-type="float">
            <text:p>13,284</text:p>
          </table:table-cell>
          <table:table-cell table:style-name="ce36" office:value-type="float" office:value="1009" calcext:value-type="float">
            <text:p>1,009</text:p>
          </table:table-cell>
          <table:table-cell table:style-name="ce36" office:value-type="float" office:value="4233" calcext:value-type="float">
            <text:p>4,233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492" calcext:value-type="float">
            <text:p>492</text:p>
          </table:table-cell>
          <table:table-cell table:style-name="ce36" office:value-type="float" office:value="368" calcext:value-type="float">
            <text:p>368</text:p>
          </table:table-cell>
          <table:table-cell table:style-name="ce36" office:value-type="float" office:value="215" calcext:value-type="float">
            <text:p>215</text:p>
          </table:table-cell>
          <table:table-cell table:style-name="ce36" office:value-type="float" office:value="285" calcext:value-type="float">
            <text:p>285</text:p>
          </table:table-cell>
          <table:table-cell table:style-name="ce36" office:value-type="float" office:value="1401" calcext:value-type="float">
            <text:p>1,401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932" calcext:value-type="float">
            <text:p>4,932</text:p>
          </table:table-cell>
          <table:table-cell table:style-name="ce36" office:value-type="float" office:value="298" calcext:value-type="float">
            <text:p>29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3396" calcext:value-type="float">
            <text:p>13,396</text:p>
          </table:table-cell>
          <table:table-cell table:style-name="ce36" office:value-type="float" office:value="1389" calcext:value-type="float">
            <text:p>1,389</text:p>
          </table:table-cell>
          <table:table-cell table:style-name="ce36" office:value-type="float" office:value="4040" calcext:value-type="float">
            <text:p>4,040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981" calcext:value-type="float">
            <text:p>981</text:p>
          </table:table-cell>
          <table:table-cell table:style-name="ce36" office:value-type="float" office:value="403" calcext:value-type="float">
            <text:p>403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1152" calcext:value-type="float">
            <text:p>1,152</text:p>
          </table:table-cell>
          <table:table-cell table:style-name="ce36" office:value-type="float" office:value="91" calcext:value-type="float">
            <text:p>91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932" calcext:value-type="float">
            <text:p>4,93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60" office:value-type="float" office:value="-112" calcext:value-type="float">
            <text:p><text:s/>－112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6027" calcext:value-type="float">
            <text:p>6,027</text:p>
          </table:table-cell>
          <table:table-cell table:style-name="ce37" office:value-type="float" office:value="471" calcext:value-type="float">
            <text:p>471</text:p>
          </table:table-cell>
          <table:table-cell table:style-name="ce37" office:value-type="float" office:value="1938" calcext:value-type="float">
            <text:p>1,93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27" calcext:value-type="float">
            <text:p>227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662" calcext:value-type="float">
            <text:p>662</text:p>
          </table:table-cell>
          <table:table-cell table:style-name="ce37" office:value-type="float" office:value="29" calcext:value-type="float">
            <text:p>2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182" calcext:value-type="float">
            <text:p>2,182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087" calcext:value-type="float">
            <text:p>6,087</text:p>
          </table:table-cell>
          <table:table-cell table:style-name="ce37" office:value-type="float" office:value="558" calcext:value-type="float">
            <text:p>558</text:p>
          </table:table-cell>
          <table:table-cell table:style-name="ce37" office:value-type="float" office:value="1920" calcext:value-type="float">
            <text:p>1,92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19" calcext:value-type="float">
            <text:p>419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572" calcext:value-type="float">
            <text:p>572</text:p>
          </table:table-cell>
          <table:table-cell table:style-name="ce37" office:value-type="float" office:value="38" calcext:value-type="float">
            <text:p>3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182" calcext:value-type="float">
            <text:p>2,18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61" office:value-type="float" office:value="-60" calcext:value-type="float">
            <text:p><text:s/>－60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7257" calcext:value-type="float">
            <text:p>7,257</text:p>
          </table:table-cell>
          <table:table-cell table:style-name="ce38" office:value-type="float" office:value="538" calcext:value-type="float">
            <text:p>538</text:p>
          </table:table-cell>
          <table:table-cell table:style-name="ce38" office:value-type="float" office:value="2295" calcext:value-type="float">
            <text:p>2,29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65" calcext:value-type="float">
            <text:p>265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168" calcext:value-type="float">
            <text:p>168</text:p>
          </table:table-cell>
          <table:table-cell table:style-name="ce38" office:value-type="float" office:value="739" calcext:value-type="float">
            <text:p>739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750" calcext:value-type="float">
            <text:p>2,750</text:p>
          </table:table-cell>
          <table:table-cell table:style-name="ce38" office:value-type="float" office:value="165" calcext:value-type="float">
            <text:p>16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309" calcext:value-type="float">
            <text:p>7,309</text:p>
          </table:table-cell>
          <table:table-cell table:style-name="ce38" office:value-type="float" office:value="831" calcext:value-type="float">
            <text:p>831</text:p>
          </table:table-cell>
          <table:table-cell table:style-name="ce38" office:value-type="float" office:value="2120" calcext:value-type="float">
            <text:p>2,12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62" calcext:value-type="float">
            <text:p>562</text:p>
          </table:table-cell>
          <table:table-cell table:style-name="ce38" office:value-type="float" office:value="203" calcext:value-type="float">
            <text:p>203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580" calcext:value-type="float">
            <text:p>580</text:p>
          </table:table-cell>
          <table:table-cell table:style-name="ce38" office:value-type="float" office:value="53" calcext:value-type="float">
            <text:p>5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750" calcext:value-type="float">
            <text:p>2,75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61" office:value-type="float" office:value="-52" calcext:value-type="float">
            <text:p><text:s/>－52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6" office:value-type="float" office:value="13887" calcext:value-type="float">
            <text:p>13,887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3491" calcext:value-type="float">
            <text:p>3,491</text:p>
          </table:table-cell>
          <table:table-cell table:style-name="ce36" office:value-type="float" office:value="981" calcext:value-type="float">
            <text:p>98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656" calcext:value-type="float">
            <text:p>656</text:p>
          </table:table-cell>
          <table:table-cell table:style-name="ce36" office:value-type="float" office:value="332" calcext:value-type="float">
            <text:p>332</text:p>
          </table:table-cell>
          <table:table-cell table:style-name="ce36" office:value-type="float" office:value="461" calcext:value-type="float">
            <text:p>461</text:p>
          </table:table-cell>
          <table:table-cell table:style-name="ce36" office:value-type="float" office:value="3145" calcext:value-type="float">
            <text:p>3,145</text:p>
          </table:table-cell>
          <table:table-cell table:style-name="ce36" office:value-type="float" office:value="144" calcext:value-type="float">
            <text:p>144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312" calcext:value-type="float">
            <text:p>4,312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7817" calcext:value-type="float">
            <text:p>7,817</text:p>
          </table:table-cell>
          <table:table-cell table:style-name="ce36" office:value-type="float" office:value="362" calcext:value-type="float">
            <text:p>362</text:p>
          </table:table-cell>
          <table:table-cell table:style-name="ce36" office:value-type="float" office:value="960" calcext:value-type="float">
            <text:p>960</text:p>
          </table:table-cell>
          <table:table-cell table:style-name="ce36" office:value-type="float" office:value="492" calcext:value-type="float">
            <text:p>492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51" calcext:value-type="float">
            <text:p>251</text:p>
          </table:table-cell>
          <table:table-cell table:style-name="ce36" office:value-type="float" office:value="98" calcext:value-type="float">
            <text:p>98</text:p>
          </table:table-cell>
          <table:table-cell table:style-name="ce36" office:value-type="float" office:value="163" calcext:value-type="float">
            <text:p>163</text:p>
          </table:table-cell>
          <table:table-cell table:style-name="ce36" office:value-type="float" office:value="1013" calcext:value-type="float">
            <text:p>1,013</text:p>
          </table:table-cell>
          <table:table-cell table:style-name="ce36" office:value-type="float" office:value="163" calcext:value-type="float">
            <text:p>163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312" calcext:value-type="float">
            <text:p>4,312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3" calcext:value-type="float">
            <text:p>3</text:p>
          </table:table-cell>
          <table:table-cell table:style-name="ce60" office:value-type="float" office:value="6070" calcext:value-type="float">
            <text:p>6,070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桃園市" calcext:value-type="string">
            <text:p><text:s/>桃園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6352" calcext:value-type="float">
            <text:p>6,352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1488" calcext:value-type="float">
            <text:p>1,488</text:p>
          </table:table-cell>
          <table:table-cell table:style-name="ce37" office:value-type="float" office:value="419" calcext:value-type="float">
            <text:p>41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07" calcext:value-type="float">
            <text:p>307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1565" calcext:value-type="float">
            <text:p>1,565</text:p>
          </table:table-cell>
          <table:table-cell table:style-name="ce37" office:value-type="float" office:value="65" calcext:value-type="float">
            <text:p>65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974" calcext:value-type="float">
            <text:p>1,974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554" calcext:value-type="float">
            <text:p>3,554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408" calcext:value-type="float">
            <text:p>408</text:p>
          </table:table-cell>
          <table:table-cell table:style-name="ce37" office:value-type="float" office:value="227" calcext:value-type="float">
            <text:p>22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474" calcext:value-type="float">
            <text:p>474</text:p>
          </table:table-cell>
          <table:table-cell table:style-name="ce37" office:value-type="float" office:value="66" calcext:value-type="float">
            <text:p>66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974" calcext:value-type="float">
            <text:p>1,97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61" office:value-type="float" office:value="2798" calcext:value-type="float">
            <text:p>2,798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7535" calcext:value-type="float">
            <text:p>7,535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2003" calcext:value-type="float">
            <text:p>2,003</text:p>
          </table:table-cell>
          <table:table-cell table:style-name="ce38" office:value-type="float" office:value="562" calcext:value-type="float">
            <text:p>56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9" calcext:value-type="float">
            <text:p>349</text:p>
          </table:table-cell>
          <table:table-cell table:style-name="ce38" office:value-type="float" office:value="179" calcext:value-type="float">
            <text:p>179</text:p>
          </table:table-cell>
          <table:table-cell table:style-name="ce38" office:value-type="float" office:value="221" calcext:value-type="float">
            <text:p>221</text:p>
          </table:table-cell>
          <table:table-cell table:style-name="ce38" office:value-type="float" office:value="1580" calcext:value-type="float">
            <text:p>1,580</text:p>
          </table:table-cell>
          <table:table-cell table:style-name="ce38" office:value-type="float" office:value="79" calcext:value-type="float">
            <text:p>7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338" calcext:value-type="float">
            <text:p>2,338</text:p>
          </table:table-cell>
          <table:table-cell table:style-name="ce38" office:value-type="float" office:value="113" calcext:value-type="float">
            <text:p>11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263" calcext:value-type="float">
            <text:p>4,263</text:p>
          </table:table-cell>
          <table:table-cell table:style-name="ce38" office:value-type="float" office:value="198" calcext:value-type="float">
            <text:p>198</text:p>
          </table:table-cell>
          <table:table-cell table:style-name="ce38" office:value-type="float" office:value="552" calcext:value-type="float">
            <text:p>552</text:p>
          </table:table-cell>
          <table:table-cell table:style-name="ce38" office:value-type="float" office:value="265" calcext:value-type="float">
            <text:p>26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36" calcext:value-type="float">
            <text:p>136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539" calcext:value-type="float">
            <text:p>539</text:p>
          </table:table-cell>
          <table:table-cell table:style-name="ce38" office:value-type="float" office:value="97" calcext:value-type="float">
            <text:p>9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338" calcext:value-type="float">
            <text:p>2,33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61" office:value-type="float" office:value="3272" calcext:value-type="float">
            <text:p>3,272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6" office:value-type="float" office:value="13147" calcext:value-type="float">
            <text:p>13,147</text:p>
          </table:table-cell>
          <table:table-cell table:style-name="ce36" office:value-type="float" office:value="298" calcext:value-type="float">
            <text:p>298</text:p>
          </table:table-cell>
          <table:table-cell table:style-name="ce36" office:value-type="float" office:value="469" calcext:value-type="float">
            <text:p>469</text:p>
          </table:table-cell>
          <table:table-cell table:style-name="ce36" office:value-type="float" office:value="403" calcext:value-type="float">
            <text:p>403</text:p>
          </table:table-cell>
          <table:table-cell table:style-name="ce36" office:value-type="float" office:value="251" calcext:value-type="float">
            <text:p>25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32" calcext:value-type="float">
            <text:p>232</text:p>
          </table:table-cell>
          <table:table-cell table:style-name="ce36" office:value-type="float" office:value="375" calcext:value-type="float">
            <text:p>375</text:p>
          </table:table-cell>
          <table:table-cell table:style-name="ce36" office:value-type="float" office:value="3177" calcext:value-type="float">
            <text:p>3,177</text:p>
          </table:table-cell>
          <table:table-cell table:style-name="ce36" office:value-type="float" office:value="58" calcext:value-type="float">
            <text:p>58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7742" calcext:value-type="float">
            <text:p>7,742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916" calcext:value-type="float">
            <text:p>11,916</text:p>
          </table:table-cell>
          <table:table-cell table:style-name="ce36" office:value-type="float" office:value="335" calcext:value-type="float">
            <text:p>335</text:p>
          </table:table-cell>
          <table:table-cell table:style-name="ce36" office:value-type="float" office:value="384" calcext:value-type="float">
            <text:p>384</text:p>
          </table:table-cell>
          <table:table-cell table:style-name="ce36" office:value-type="float" office:value="368" calcext:value-type="float">
            <text:p>368</text:p>
          </table:table-cell>
          <table:table-cell table:style-name="ce36" office:value-type="float" office:value="656" calcext:value-type="float">
            <text:p>656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14" calcext:value-type="float">
            <text:p>214</text:p>
          </table:table-cell>
          <table:table-cell table:style-name="ce36" office:value-type="float" office:value="244" calcext:value-type="float">
            <text:p>244</text:p>
          </table:table-cell>
          <table:table-cell table:style-name="ce36" office:value-type="float" office:value="1880" calcext:value-type="float">
            <text:p>1,880</text:p>
          </table:table-cell>
          <table:table-cell table:style-name="ce36" office:value-type="float" office:value="87" calcext:value-type="float">
            <text:p>87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7742" calcext:value-type="float">
            <text:p>7,742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60" office:value-type="float" office:value="1231" calcext:value-type="float">
            <text:p>1,231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5983" calcext:value-type="float">
            <text:p>5,983</text:p>
          </table:table-cell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1456" calcext:value-type="float">
            <text:p>1,456</text:p>
          </table:table-cell>
          <table:table-cell table:style-name="ce37" office:value-type="float" office:value="29" calcext:value-type="float">
            <text:p>2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507" calcext:value-type="float">
            <text:p>3,50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458" calcext:value-type="float">
            <text:p>5,458</text:p>
          </table:table-cell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165" calcext:value-type="float">
            <text:p>165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307" calcext:value-type="float">
            <text:p>30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904" calcext:value-type="float">
            <text:p>904</text:p>
          </table:table-cell>
          <table:table-cell table:style-name="ce37" office:value-type="float" office:value="52" calcext:value-type="float">
            <text:p>52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507" calcext:value-type="float">
            <text:p>3,50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-</text:p>
          </table:table-cell>
          <table:table-cell table:style-name="ce61" office:value-type="float" office:value="525" calcext:value-type="float">
            <text:p>525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7164" calcext:value-type="float">
            <text:p>7,164</text:p>
          </table:table-cell>
          <table:table-cell table:style-name="ce38" office:value-type="float" office:value="147" calcext:value-type="float">
            <text:p>147</text:p>
          </table:table-cell>
          <table:table-cell table:style-name="ce38" office:value-type="float" office:value="267" calcext:value-type="float">
            <text:p>267</text:p>
          </table:table-cell>
          <table:table-cell table:style-name="ce38" office:value-type="float" office:value="203" calcext:value-type="float">
            <text:p>203</text:p>
          </table:table-cell>
          <table:table-cell table:style-name="ce38" office:value-type="float" office:value="136" calcext:value-type="float">
            <text:p>13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31" calcext:value-type="float">
            <text:p>131</text:p>
          </table:table-cell>
          <table:table-cell table:style-name="ce38" office:value-type="float" office:value="203" calcext:value-type="float">
            <text:p>203</text:p>
          </table:table-cell>
          <table:table-cell table:style-name="ce38" office:value-type="float" office:value="1721" calcext:value-type="float">
            <text:p>1,721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235" calcext:value-type="float">
            <text:p>4,235</text:p>
          </table:table-cell>
          <table:table-cell table:style-name="ce38" office:value-type="float" office:value="92" calcext:value-type="float">
            <text:p>9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458" calcext:value-type="float">
            <text:p>6,458</text:p>
          </table:table-cell>
          <table:table-cell table:style-name="ce38" office:value-type="float" office:value="184" calcext:value-type="float">
            <text:p>184</text:p>
          </table:table-cell>
          <table:table-cell table:style-name="ce38" office:value-type="float" office:value="219" calcext:value-type="float">
            <text:p>219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349" calcext:value-type="float">
            <text:p>34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2" calcext:value-type="float">
            <text:p>122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976" calcext:value-type="float">
            <text:p>976</text:p>
          </table:table-cell>
          <table:table-cell table:style-name="ce38" office:value-type="float" office:value="35" calcext:value-type="float">
            <text:p>3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235" calcext:value-type="float">
            <text:p>4,23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61" office:value-type="float" office:value="706" calcext:value-type="float">
            <text:p>706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6" office:value-type="float" office:value="7255" calcext:value-type="float">
            <text:p>7,255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246" calcext:value-type="float">
            <text:p>246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98" calcext:value-type="float">
            <text:p>98</text:p>
          </table:table-cell>
          <table:table-cell table:style-name="ce36" office:value-type="float" office:value="214" calcext:value-type="float">
            <text:p>21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731" calcext:value-type="float">
            <text:p>731</text:p>
          </table:table-cell>
          <table:table-cell table:style-name="ce36" office:value-type="float" office:value="840" calcext:value-type="float">
            <text:p>840</text:p>
          </table:table-cell>
          <table:table-cell table:style-name="ce36" office:value-type="float" office:value="19" calcext:value-type="float">
            <text:p>19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739" calcext:value-type="float">
            <text:p>4,739</text:p>
          </table:table-cell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181" calcext:value-type="float">
            <text:p>7,181</text:p>
          </table:table-cell>
          <table:table-cell table:style-name="ce36" office:value-type="float" office:value="181" calcext:value-type="float">
            <text:p>181</text:p>
          </table:table-cell>
          <table:table-cell table:style-name="ce36" office:value-type="float" office:value="235" calcext:value-type="float">
            <text:p>235</text:p>
          </table:table-cell>
          <table:table-cell table:style-name="ce36" office:value-type="float" office:value="215" calcext:value-type="float">
            <text:p>215</text:p>
          </table:table-cell>
          <table:table-cell table:style-name="ce36" office:value-type="float" office:value="332" calcext:value-type="float">
            <text:p>332</text:p>
          </table:table-cell>
          <table:table-cell table:style-name="ce36" office:value-type="float" office:value="232" calcext:value-type="float">
            <text:p>232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607" calcext:value-type="float">
            <text:p>607</text:p>
          </table:table-cell>
          <table:table-cell table:style-name="ce36" office:value-type="float" office:value="601" calcext:value-type="float">
            <text:p>601</text:p>
          </table:table-cell>
          <table:table-cell table:style-name="ce36" office:value-type="float" office:value="35" calcext:value-type="float">
            <text:p>35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739" calcext:value-type="float">
            <text:p>4,73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60" office:value-type="float" office:value="74" calcext:value-type="float">
            <text:p>74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3282" calcext:value-type="float">
            <text:p>3,282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25" calcext:value-type="float">
            <text:p>325</text:p>
          </table:table-cell>
          <table:table-cell table:style-name="ce37" office:value-type="float" office:value="380" calcext:value-type="float">
            <text:p>380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154" calcext:value-type="float">
            <text:p>2,154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67" calcext:value-type="float">
            <text:p>3,267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79" calcext:value-type="float">
            <text:p>279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154" calcext:value-type="float">
            <text:p>2,154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61" office:value-type="float" office:value="15" calcext:value-type="float">
            <text:p>15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3973" calcext:value-type="float">
            <text:p>3,973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132" calcext:value-type="float">
            <text:p>132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122" calcext:value-type="float">
            <text:p>12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06" calcext:value-type="float">
            <text:p>406</text:p>
          </table:table-cell>
          <table:table-cell table:style-name="ce38" office:value-type="float" office:value="460" calcext:value-type="float">
            <text:p>460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585" calcext:value-type="float">
            <text:p>2,585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914" calcext:value-type="float">
            <text:p>3,914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117" calcext:value-type="float">
            <text:p>117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179" calcext:value-type="float">
            <text:p>179</text:p>
          </table:table-cell>
          <table:table-cell table:style-name="ce38" office:value-type="float" office:value="131" calcext:value-type="float">
            <text:p>13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28" calcext:value-type="float">
            <text:p>328</text:p>
          </table:table-cell>
          <table:table-cell table:style-name="ce38" office:value-type="float" office:value="329" calcext:value-type="float">
            <text:p>329</text:p>
          </table:table-cell>
          <table:table-cell table:style-name="ce38" office:value-type="float" office:value="16" calcext:value-type="float">
            <text:p>1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585" calcext:value-type="float">
            <text:p>2,58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-</text:p>
          </table:table-cell>
          <table:table-cell table:style-name="ce61" office:value-type="float" office:value="59" calcext:value-type="float">
            <text:p>59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6" office:value-type="float" office:value="11992" calcext:value-type="float">
            <text:p>11,992</text:p>
          </table:table-cell>
          <table:table-cell table:style-name="ce36" office:value-type="float" office:value="342" calcext:value-type="float">
            <text:p>342</text:p>
          </table:table-cell>
          <table:table-cell table:style-name="ce36" office:value-type="float" office:value="375" calcext:value-type="float">
            <text:p>375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163" calcext:value-type="float">
            <text:p>163</text:p>
          </table:table-cell>
          <table:table-cell table:style-name="ce36" office:value-type="float" office:value="244" calcext:value-type="float">
            <text:p>244</text:p>
          </table:table-cell>
          <table:table-cell table:style-name="ce36" office:value-type="float" office:value="607" calcext:value-type="float">
            <text:p>607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588" calcext:value-type="float">
            <text:p>1,588</text:p>
          </table:table-cell>
          <table:table-cell table:style-name="ce36" office:value-type="float" office:value="32" calcext:value-type="float">
            <text:p>32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8259" calcext:value-type="float">
            <text:p>8,259</text:p>
          </table:table-cell>
          <table:table-cell table:style-name="ce36" office:value-type="float" office:value="129" calcext:value-type="float">
            <text:p>129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2427" calcext:value-type="float">
            <text:p>12,427</text:p>
          </table:table-cell>
          <table:table-cell table:style-name="ce36" office:value-type="float" office:value="436" calcext:value-type="float">
            <text:p>436</text:p>
          </table:table-cell>
          <table:table-cell table:style-name="ce36" office:value-type="float" office:value="349" calcext:value-type="float">
            <text:p>349</text:p>
          </table:table-cell>
          <table:table-cell table:style-name="ce36" office:value-type="float" office:value="285" calcext:value-type="float">
            <text:p>285</text:p>
          </table:table-cell>
          <table:table-cell table:style-name="ce36" office:value-type="float" office:value="461" calcext:value-type="float">
            <text:p>461</text:p>
          </table:table-cell>
          <table:table-cell table:style-name="ce36" office:value-type="float" office:value="375" calcext:value-type="float">
            <text:p>375</text:p>
          </table:table-cell>
          <table:table-cell table:style-name="ce36" office:value-type="float" office:value="731" calcext:value-type="float">
            <text:p>73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448" calcext:value-type="float">
            <text:p>1,448</text:p>
          </table:table-cell>
          <table:table-cell table:style-name="ce36" office:value-type="float" office:value="76" calcext:value-type="float">
            <text:p>76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8259" calcext:value-type="float">
            <text:p>8,25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60" office:value-type="float" office:value="-435" calcext:value-type="float">
            <text:p><text:s/>－435</text:p>
          </table:table-cell>
          <table:table-cell table:style-name="ce68" table:number-columns-repeated="991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5426" calcext:value-type="float">
            <text:p>5,426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279" calcext:value-type="float">
            <text:p>27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724" calcext:value-type="float">
            <text:p>724</text:p>
          </table:table-cell>
          <table:table-cell table:style-name="ce37" office:value-type="float" office:value="20" calcext:value-type="float">
            <text:p>20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727" calcext:value-type="float">
            <text:p>3,727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632" calcext:value-type="float">
            <text:p>5,632</text:p>
          </table:table-cell>
          <table:table-cell table:style-name="ce37" office:value-type="float" office:value="189" calcext:value-type="float">
            <text:p>189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325" calcext:value-type="float">
            <text:p>32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94" calcext:value-type="float">
            <text:p>694</text:p>
          </table:table-cell>
          <table:table-cell table:style-name="ce37" office:value-type="float" office:value="31" calcext:value-type="float">
            <text:p>3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727" calcext:value-type="float">
            <text:p>3,72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61" office:value-type="float" office:value="-206" calcext:value-type="float">
            <text:p><text:s/>－206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9" office:value-type="string" calcext:value-type="string">
            <text:p>女</text:p>
          </table:table-cell>
          <table:table-cell table:style-name="ce38" office:value-type="float" office:value="6566" calcext:value-type="float">
            <text:p>6,566</text:p>
          </table:table-cell>
          <table:table-cell table:style-name="ce38" office:value-type="float" office:value="182" calcext:value-type="float">
            <text:p>182</text:p>
          </table:table-cell>
          <table:table-cell table:style-name="ce38" office:value-type="float" office:value="203" calcext:value-type="float">
            <text:p>203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328" calcext:value-type="float">
            <text:p>32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64" calcext:value-type="float">
            <text:p>864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532" calcext:value-type="float">
            <text:p>4,532</text:p>
          </table:table-cell>
          <table:table-cell table:style-name="ce38" office:value-type="float" office:value="97" calcext:value-type="float">
            <text:p>9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795" calcext:value-type="float">
            <text:p>6,795</text:p>
          </table:table-cell>
          <table:table-cell table:style-name="ce38" office:value-type="float" office:value="247" calcext:value-type="float">
            <text:p>247</text:p>
          </table:table-cell>
          <table:table-cell table:style-name="ce38" office:value-type="float" office:value="214" calcext:value-type="float">
            <text:p>214</text:p>
          </table:table-cell>
          <table:table-cell table:style-name="ce38" office:value-type="float" office:value="168" calcext:value-type="float">
            <text:p>168</text:p>
          </table:table-cell>
          <table:table-cell table:style-name="ce38" office:value-type="float" office:value="221" calcext:value-type="float">
            <text:p>221</text:p>
          </table:table-cell>
          <table:table-cell table:style-name="ce38" office:value-type="float" office:value="203" calcext:value-type="float">
            <text:p>203</text:p>
          </table:table-cell>
          <table:table-cell table:style-name="ce38" office:value-type="float" office:value="406" calcext:value-type="float">
            <text:p>40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54" calcext:value-type="float">
            <text:p>754</text:p>
          </table:table-cell>
          <table:table-cell table:style-name="ce38" office:value-type="float" office:value="45" calcext:value-type="float">
            <text:p>4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532" calcext:value-type="float">
            <text:p>4,53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61" office:value-type="float" office:value="-229" calcext:value-type="float">
            <text:p><text:s/>－229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9" office:value-type="float" office:value="25786" calcext:value-type="float">
            <text:p><text:s text:c="3"/>25,786</text:p>
          </table:table-cell>
          <table:table-cell table:style-name="ce39" office:value-type="float" office:value="470" calcext:value-type="float">
            <text:p><text:s text:c="3"/>470</text:p>
          </table:table-cell>
          <table:table-cell table:style-name="ce39" office:value-type="float" office:value="2188" calcext:value-type="float">
            <text:p><text:s text:c="3"/>2,188</text:p>
          </table:table-cell>
          <table:table-cell table:style-name="ce39" office:value-type="float" office:value="1152" calcext:value-type="float">
            <text:p><text:s text:c="3"/>1,152</text:p>
          </table:table-cell>
          <table:table-cell table:style-name="ce39" office:value-type="float" office:value="1013" calcext:value-type="float">
            <text:p><text:s text:c="3"/>1,013</text:p>
          </table:table-cell>
          <table:table-cell table:style-name="ce39" office:value-type="float" office:value="1880" calcext:value-type="float">
            <text:p><text:s text:c="3"/>1,880</text:p>
          </table:table-cell>
          <table:table-cell table:style-name="ce39" office:value-type="float" office:value="601" calcext:value-type="float">
            <text:p><text:s text:c="3"/>601</text:p>
          </table:table-cell>
          <table:table-cell table:style-name="ce39" office:value-type="float" office:value="1448" calcext:value-type="float">
            <text:p><text:s text:c="3"/>1,448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100" calcext:value-type="float">
            <text:p><text:s text:c="3"/>10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4799" calcext:value-type="float">
            <text:p><text:s text:c="3"/>4,799</text:p>
          </table:table-cell>
          <table:table-cell table:style-name="ce39" office:value-type="float" office:value="11766" calcext:value-type="float">
            <text:p><text:s text:c="3"/>11,766</text:p>
          </table:table-cell>
          <table:table-cell table:style-name="ce39" office:value-type="float" office:value="365" calcext:value-type="float">
            <text:p><text:s text:c="3"/>365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9568" calcext:value-type="float">
            <text:p><text:s text:c="3"/>29,568</text:p>
          </table:table-cell>
          <table:table-cell table:style-name="ce39" office:value-type="float" office:value="508" calcext:value-type="float">
            <text:p><text:s text:c="3"/>508</text:p>
          </table:table-cell>
          <table:table-cell table:style-name="ce39" office:value-type="float" office:value="2190" calcext:value-type="float">
            <text:p><text:s text:c="3"/>2,190</text:p>
          </table:table-cell>
          <table:table-cell table:style-name="ce39" office:value-type="float" office:value="1401" calcext:value-type="float">
            <text:p><text:s text:c="3"/>1,401</text:p>
          </table:table-cell>
          <table:table-cell table:style-name="ce39" office:value-type="float" office:value="3145" calcext:value-type="float">
            <text:p><text:s text:c="3"/>3,145</text:p>
          </table:table-cell>
          <table:table-cell table:style-name="ce39" office:value-type="float" office:value="3177" calcext:value-type="float">
            <text:p><text:s text:c="3"/>3,177</text:p>
          </table:table-cell>
          <table:table-cell table:style-name="ce39" office:value-type="float" office:value="840" calcext:value-type="float">
            <text:p><text:s text:c="3"/>840</text:p>
          </table:table-cell>
          <table:table-cell table:style-name="ce39" office:value-type="float" office:value="1588" calcext:value-type="float">
            <text:p><text:s text:c="3"/>1,588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138" calcext:value-type="float">
            <text:p><text:s text:c="3"/>138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4799" calcext:value-type="float">
            <text:p><text:s text:c="3"/>4,799</text:p>
          </table:table-cell>
          <table:table-cell table:style-name="ce39" office:value-type="float" office:value="11766" calcext:value-type="float">
            <text:p><text:s text:c="3"/>11,766</text:p>
          </table:table-cell>
          <table:table-cell table:number-columns-repeated="2" table:style-name="ce39" office:value-type="float" office:value="8" calcext:value-type="float">
            <text:p><text:s text:c="3"/>8</text:p>
          </table:table-cell>
          <table:table-cell table:style-name="ce62" office:value-type="float" office:value="-3782" calcext:value-type="float">
            <text:p><text:s/>－3,782</text:p>
          </table:table-cell>
          <table:table-cell table:style-name="ce68" table:number-columns-repeated="991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11871" calcext:value-type="float">
            <text:p><text:s text:c="3"/>11,871</text:p>
          </table:table-cell>
          <table:table-cell table:style-name="ce40" office:value-type="float" office:value="227" calcext:value-type="float">
            <text:p><text:s text:c="3"/>227</text:p>
          </table:table-cell>
          <table:table-cell table:style-name="ce40" office:value-type="float" office:value="1106" calcext:value-type="float">
            <text:p><text:s text:c="3"/>1,106</text:p>
          </table:table-cell>
          <table:table-cell table:style-name="ce40" office:value-type="float" office:value="572" calcext:value-type="float">
            <text:p><text:s text:c="3"/>572</text:p>
          </table:table-cell>
          <table:table-cell table:style-name="ce40" office:value-type="float" office:value="474" calcext:value-type="float">
            <text:p><text:s text:c="3"/>474</text:p>
          </table:table-cell>
          <table:table-cell table:style-name="ce40" office:value-type="float" office:value="904" calcext:value-type="float">
            <text:p><text:s text:c="3"/>904</text:p>
          </table:table-cell>
          <table:table-cell table:style-name="ce40" office:value-type="float" office:value="272" calcext:value-type="float">
            <text:p><text:s text:c="3"/>272</text:p>
          </table:table-cell>
          <table:table-cell table:style-name="ce40" office:value-type="float" office:value="694" calcext:value-type="float">
            <text:p><text:s text:c="3"/>694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56" calcext:value-type="float">
            <text:p><text:s text:c="3"/>56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2124" calcext:value-type="float">
            <text:p><text:s text:c="3"/>2,124</text:p>
          </table:table-cell>
          <table:table-cell table:style-name="ce40" office:value-type="float" office:value="5363" calcext:value-type="float">
            <text:p><text:s text:c="3"/>5,363</text:p>
          </table:table-cell>
          <table:table-cell table:style-name="ce40" office:value-type="float" office:value="79" calcext:value-type="float">
            <text:p><text:s text:c="3"/>79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3561" calcext:value-type="float">
            <text:p><text:s text:c="3"/>13,561</text:p>
          </table:table-cell>
          <table:table-cell table:style-name="ce40" office:value-type="float" office:value="229" calcext:value-type="float">
            <text:p><text:s text:c="3"/>229</text:p>
          </table:table-cell>
          <table:table-cell table:style-name="ce40" office:value-type="float" office:value="968" calcext:value-type="float">
            <text:p><text:s text:c="3"/>968</text:p>
          </table:table-cell>
          <table:table-cell table:style-name="ce40" office:value-type="float" office:value="662" calcext:value-type="float">
            <text:p><text:s text:c="3"/>662</text:p>
          </table:table-cell>
          <table:table-cell table:style-name="ce40" office:value-type="float" office:value="1565" calcext:value-type="float">
            <text:p><text:s text:c="3"/>1,565</text:p>
          </table:table-cell>
          <table:table-cell table:style-name="ce40" office:value-type="float" office:value="1456" calcext:value-type="float">
            <text:p><text:s text:c="3"/>1,456</text:p>
          </table:table-cell>
          <table:table-cell table:style-name="ce40" office:value-type="float" office:value="380" calcext:value-type="float">
            <text:p><text:s text:c="3"/>380</text:p>
          </table:table-cell>
          <table:table-cell table:style-name="ce40" office:value-type="float" office:value="724" calcext:value-type="float">
            <text:p><text:s text:c="3"/>724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85" calcext:value-type="float">
            <text:p><text:s text:c="3"/>85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2124" calcext:value-type="float">
            <text:p><text:s text:c="3"/>2,124</text:p>
          </table:table-cell>
          <table:table-cell table:style-name="ce40" office:value-type="float" office:value="5363" calcext:value-type="float">
            <text:p><text:s text:c="3"/>5,363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3" office:value-type="float" office:value="-1690" calcext:value-type="float">
            <text:p><text:s/>－1,690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1" office:value-type="float" office:value="13915" calcext:value-type="float">
            <text:p><text:s text:c="3"/>13,915</text:p>
          </table:table-cell>
          <table:table-cell table:style-name="ce41" office:value-type="float" office:value="243" calcext:value-type="float">
            <text:p><text:s text:c="3"/>243</text:p>
          </table:table-cell>
          <table:table-cell table:style-name="ce41" office:value-type="float" office:value="1082" calcext:value-type="float">
            <text:p><text:s text:c="3"/>1,082</text:p>
          </table:table-cell>
          <table:table-cell table:style-name="ce41" office:value-type="float" office:value="580" calcext:value-type="float">
            <text:p><text:s text:c="3"/>580</text:p>
          </table:table-cell>
          <table:table-cell table:style-name="ce41" office:value-type="float" office:value="539" calcext:value-type="float">
            <text:p><text:s text:c="3"/>539</text:p>
          </table:table-cell>
          <table:table-cell table:style-name="ce41" office:value-type="float" office:value="976" calcext:value-type="float">
            <text:p><text:s text:c="3"/>976</text:p>
          </table:table-cell>
          <table:table-cell table:style-name="ce41" office:value-type="float" office:value="329" calcext:value-type="float">
            <text:p><text:s text:c="3"/>329</text:p>
          </table:table-cell>
          <table:table-cell table:style-name="ce41" office:value-type="float" office:value="754" calcext:value-type="float">
            <text:p><text:s text:c="3"/>754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44" calcext:value-type="float">
            <text:p><text:s text:c="3"/>44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2675" calcext:value-type="float">
            <text:p><text:s text:c="3"/>2,675</text:p>
          </table:table-cell>
          <table:table-cell table:style-name="ce41" office:value-type="float" office:value="6403" calcext:value-type="float">
            <text:p><text:s text:c="3"/>6,403</text:p>
          </table:table-cell>
          <table:table-cell table:style-name="ce41" office:value-type="float" office:value="286" calcext:value-type="float">
            <text:p><text:s text:c="3"/>286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41" office:value-type="float" office:value="16007" calcext:value-type="float">
            <text:p><text:s text:c="3"/>16,007</text:p>
          </table:table-cell>
          <table:table-cell table:style-name="ce41" office:value-type="float" office:value="279" calcext:value-type="float">
            <text:p><text:s text:c="3"/>279</text:p>
          </table:table-cell>
          <table:table-cell table:style-name="ce41" office:value-type="float" office:value="1222" calcext:value-type="float">
            <text:p><text:s text:c="3"/>1,222</text:p>
          </table:table-cell>
          <table:table-cell table:style-name="ce41" office:value-type="float" office:value="739" calcext:value-type="float">
            <text:p><text:s text:c="3"/>739</text:p>
          </table:table-cell>
          <table:table-cell table:style-name="ce41" office:value-type="float" office:value="1580" calcext:value-type="float">
            <text:p><text:s text:c="3"/>1,580</text:p>
          </table:table-cell>
          <table:table-cell table:style-name="ce41" office:value-type="float" office:value="1721" calcext:value-type="float">
            <text:p><text:s text:c="3"/>1,721</text:p>
          </table:table-cell>
          <table:table-cell table:style-name="ce41" office:value-type="float" office:value="460" calcext:value-type="float">
            <text:p><text:s text:c="3"/>460</text:p>
          </table:table-cell>
          <table:table-cell table:style-name="ce41" office:value-type="float" office:value="864" calcext:value-type="float">
            <text:p><text:s text:c="3"/>864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53" calcext:value-type="float">
            <text:p><text:s text:c="3"/>53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2675" calcext:value-type="float">
            <text:p><text:s text:c="3"/>2,675</text:p>
          </table:table-cell>
          <table:table-cell table:style-name="ce41" office:value-type="float" office:value="6403" calcext:value-type="float">
            <text:p><text:s text:c="3"/>6,403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63" office:value-type="float" office:value="-2092" calcext:value-type="float">
            <text:p><text:s/>－2,092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873" calcext:value-type="float">
            <text:p>1,87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81" calcext:value-type="float">
            <text:p>281</text:p>
          </table:table-cell>
          <table:table-cell table:style-name="ce42" office:value-type="float" office:value="167" calcext:value-type="float">
            <text:p>167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1073" calcext:value-type="float">
            <text:p>1,07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73" calcext:value-type="float">
            <text:p>1,973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26" calcext:value-type="float">
            <text:p>226</text:p>
          </table:table-cell>
          <table:table-cell table:style-name="ce42" office:value-type="float" office:value="151" calcext:value-type="float">
            <text:p>151</text:p>
          </table:table-cell>
          <table:table-cell table:style-name="ce42" office:value-type="float" office:value="246" calcext:value-type="float">
            <text:p>246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36" office:value-type="float" office:value="0" calcext:value-type="float">
            <text:p>-</text:p>
          </table:table-cell>
          <table:table-cell table:style-name="ce42" office:value-type="float" office:value="155" calcext:value-type="float">
            <text:p>155</text:p>
          </table:table-cell>
          <table:table-cell table:style-name="ce42" office:value-type="float" office:value="1073" calcext:value-type="float">
            <text:p>1,07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100" calcext:value-type="float">
            <text:p><text:s/>－100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850" calcext:value-type="float">
            <text:p>85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485" calcext:value-type="float">
            <text:p>48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78" calcext:value-type="float">
            <text:p>878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485" calcext:value-type="float">
            <text:p>48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28" calcext:value-type="float">
            <text:p><text:s/>－28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023" calcext:value-type="float">
            <text:p>1,023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42" calcext:value-type="float">
            <text:p>142</text:p>
          </table:table-cell>
          <table:table-cell table:style-name="ce44" office:value-type="float" office:value="86" calcext:value-type="float">
            <text:p>86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9" calcext:value-type="float">
            <text:p>79</text:p>
          </table:table-cell>
          <table:table-cell table:style-name="ce44" office:value-type="float" office:value="588" calcext:value-type="float">
            <text:p>588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95" calcext:value-type="float">
            <text:p>1,09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39" calcext:value-type="float">
            <text:p>139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126" calcext:value-type="float">
            <text:p>126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6" calcext:value-type="float">
            <text:p>86</text:p>
          </table:table-cell>
          <table:table-cell table:style-name="ce44" office:value-type="float" office:value="588" calcext:value-type="float">
            <text:p>58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72" calcext:value-type="float">
            <text:p><text:s/>－72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239" calcext:value-type="float">
            <text:p>2,239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221" calcext:value-type="float">
            <text:p>221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19" calcext:value-type="float">
            <text:p>719</text:p>
          </table:table-cell>
          <table:table-cell table:style-name="ce42" office:value-type="float" office:value="735" calcext:value-type="float">
            <text:p>735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56" calcext:value-type="float">
            <text:p>2,256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562" calcext:value-type="float">
            <text:p>562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8" calcext:value-type="float">
            <text:p>548</text:p>
          </table:table-cell>
          <table:table-cell table:style-name="ce42" office:value-type="float" office:value="735" calcext:value-type="float">
            <text:p>7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17" calcext:value-type="float">
            <text:p><text:s/>－17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新竹縣" calcext:value-type="string">
            <text:p><text:s/>新竹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060" calcext:value-type="float">
            <text:p>1,06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9" calcext:value-type="float">
            <text:p>339</text:p>
          </table:table-cell>
          <table:table-cell table:style-name="ce43" office:value-type="float" office:value="332" calcext:value-type="float">
            <text:p>33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07" calcext:value-type="float">
            <text:p>1,007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261" calcext:value-type="float">
            <text:p>261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7" calcext:value-type="float">
            <text:p>227</text:p>
          </table:table-cell>
          <table:table-cell table:style-name="ce43" office:value-type="float" office:value="332" calcext:value-type="float">
            <text:p>33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53" calcext:value-type="float">
            <text:p>53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179" calcext:value-type="float">
            <text:p>1,179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83" calcext:value-type="float">
            <text:p>83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112" calcext:value-type="float">
            <text:p>112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80" calcext:value-type="float">
            <text:p>380</text:p>
          </table:table-cell>
          <table:table-cell table:style-name="ce44" office:value-type="float" office:value="403" calcext:value-type="float">
            <text:p>403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49" calcext:value-type="float">
            <text:p>1,249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301" calcext:value-type="float">
            <text:p>301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21" calcext:value-type="float">
            <text:p>321</text:p>
          </table:table-cell>
          <table:table-cell table:style-name="ce44" office:value-type="float" office:value="403" calcext:value-type="float">
            <text:p>40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-70" calcext:value-type="float">
            <text:p><text:s/>－70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738" calcext:value-type="float">
            <text:p>1,73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206" calcext:value-type="float">
            <text:p>206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3" calcext:value-type="float">
            <text:p>313</text:p>
          </table:table-cell>
          <table:table-cell table:style-name="ce42" office:value-type="float" office:value="774" calcext:value-type="float">
            <text:p>774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248" calcext:value-type="float">
            <text:p>2,248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379" calcext:value-type="float">
            <text:p>379</text:p>
          </table:table-cell>
          <table:table-cell table:style-name="ce42" office:value-type="float" office:value="412" calcext:value-type="float">
            <text:p>41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1" calcext:value-type="float">
            <text:p>311</text:p>
          </table:table-cell>
          <table:table-cell table:style-name="ce42" office:value-type="float" office:value="774" calcext:value-type="float">
            <text:p>77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2" office:value-type="float" office:value="-510" calcext:value-type="float">
            <text:p><text:s/>－510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苗栗縣" calcext:value-type="string">
            <text:p><text:s/>苗栗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804" calcext:value-type="float">
            <text:p>804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362" calcext:value-type="float">
            <text:p>36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57" calcext:value-type="float">
            <text:p>1,05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180" calcext:value-type="float">
            <text:p>180</text:p>
          </table:table-cell>
          <table:table-cell table:style-name="ce43" office:value-type="float" office:value="193" calcext:value-type="float">
            <text:p>19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362" calcext:value-type="float">
            <text:p>36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-253" calcext:value-type="float">
            <text:p><text:s/>－253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934" calcext:value-type="float">
            <text:p>934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111" calcext:value-type="float">
            <text:p>111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float" office:value="412" calcext:value-type="float">
            <text:p>412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191" calcext:value-type="float">
            <text:p>1,191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199" calcext:value-type="float">
            <text:p>199</text:p>
          </table:table-cell>
          <table:table-cell table:style-name="ce44" office:value-type="float" office:value="219" calcext:value-type="float">
            <text:p>219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4" calcext:value-type="float">
            <text:p>174</text:p>
          </table:table-cell>
          <table:table-cell table:style-name="ce44" office:value-type="float" office:value="412" calcext:value-type="float">
            <text:p>4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-257" calcext:value-type="float">
            <text:p><text:s/>－257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3852" calcext:value-type="float">
            <text:p>3,852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167" calcext:value-type="float">
            <text:p>167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525" calcext:value-type="float">
            <text:p>525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2" calcext:value-type="float">
            <text:p>452</text:p>
          </table:table-cell>
          <table:table-cell table:style-name="ce42" office:value-type="float" office:value="2305" calcext:value-type="float">
            <text:p>2,305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50" calcext:value-type="float">
            <text:p>4,550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217" calcext:value-type="float">
            <text:p>217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280" calcext:value-type="float">
            <text:p>280</text:p>
          </table:table-cell>
          <table:table-cell table:style-name="ce42" office:value-type="float" office:value="914" calcext:value-type="float">
            <text:p>914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8" calcext:value-type="float">
            <text:p>468</text:p>
          </table:table-cell>
          <table:table-cell table:style-name="ce42" office:value-type="float" office:value="2305" calcext:value-type="float">
            <text:p>2,30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698" calcext:value-type="float">
            <text:p><text:s/>－698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彰化縣" calcext:value-type="string">
            <text:p><text:s/>彰化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722" calcext:value-type="float">
            <text:p>1,72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31" calcext:value-type="float">
            <text:p>23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5" calcext:value-type="float">
            <text:p>175</text:p>
          </table:table-cell>
          <table:table-cell table:style-name="ce43" office:value-type="float" office:value="1077" calcext:value-type="float">
            <text:p>1,07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06" calcext:value-type="float">
            <text:p>2,10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408" calcext:value-type="float">
            <text:p>408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2" calcext:value-type="float">
            <text:p>222</text:p>
          </table:table-cell>
          <table:table-cell table:style-name="ce43" office:value-type="float" office:value="1077" calcext:value-type="float">
            <text:p>1,07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63" office:value-type="float" office:value="-384" calcext:value-type="float">
            <text:p><text:s/>－384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2130" calcext:value-type="float">
            <text:p>2,130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294" calcext:value-type="float">
            <text:p>294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77" calcext:value-type="float">
            <text:p>277</text:p>
          </table:table-cell>
          <table:table-cell table:style-name="ce44" office:value-type="float" office:value="1228" calcext:value-type="float">
            <text:p>1,228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444" calcext:value-type="float">
            <text:p>2,444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8" calcext:value-type="float">
            <text:p>138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136" calcext:value-type="float">
            <text:p>136</text:p>
          </table:table-cell>
          <table:table-cell table:style-name="ce44" office:value-type="float" office:value="506" calcext:value-type="float">
            <text:p>506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46" calcext:value-type="float">
            <text:p>246</text:p>
          </table:table-cell>
          <table:table-cell table:style-name="ce44" office:value-type="float" office:value="1228" calcext:value-type="float">
            <text:p>1,22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314" calcext:value-type="float">
            <text:p><text:s/>－314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536" calcext:value-type="float">
            <text:p>1,536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349" calcext:value-type="float">
            <text:p>34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4" calcext:value-type="float">
            <text:p>254</text:p>
          </table:table-cell>
          <table:table-cell table:style-name="ce42" office:value-type="float" office:value="635" calcext:value-type="float">
            <text:p>63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65" calcext:value-type="float">
            <text:p>1,965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611" calcext:value-type="float">
            <text:p>611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6" calcext:value-type="float">
            <text:p>296</text:p>
          </table:table-cell>
          <table:table-cell table:style-name="ce42" office:value-type="float" office:value="635" calcext:value-type="float">
            <text:p>63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429" calcext:value-type="float">
            <text:p><text:s/>－429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南投縣" calcext:value-type="string">
            <text:p><text:s/>南投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36" calcext:value-type="float">
            <text:p>73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80" calcext:value-type="float">
            <text:p>18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304" calcext:value-type="float">
            <text:p>30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27" calcext:value-type="float">
            <text:p>927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269" calcext:value-type="float">
            <text:p>26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304" calcext:value-type="float">
            <text:p>30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91" calcext:value-type="float">
            <text:p><text:s/>－191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00" calcext:value-type="float">
            <text:p>800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69" calcext:value-type="float">
            <text:p>16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1" calcext:value-type="float">
            <text:p>141</text:p>
          </table:table-cell>
          <table:table-cell table:style-name="ce44" office:value-type="float" office:value="331" calcext:value-type="float">
            <text:p>331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38" calcext:value-type="float">
            <text:p>1,038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342" calcext:value-type="float">
            <text:p>342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4" calcext:value-type="float">
            <text:p>164</text:p>
          </table:table-cell>
          <table:table-cell table:style-name="ce44" office:value-type="float" office:value="331" calcext:value-type="float">
            <text:p>33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238" calcext:value-type="float">
            <text:p><text:s/>－238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126" calcext:value-type="float">
            <text:p>2,12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35" calcext:value-type="float">
            <text:p>235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195" calcext:value-type="float">
            <text:p>195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4" calcext:value-type="float">
            <text:p>404</text:p>
          </table:table-cell>
          <table:table-cell table:style-name="ce42" office:value-type="float" office:value="926" calcext:value-type="float">
            <text:p>92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80" calcext:value-type="float">
            <text:p>2,78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46" calcext:value-type="float">
            <text:p>346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279" calcext:value-type="float">
            <text:p>279</text:p>
          </table:table-cell>
          <table:table-cell table:style-name="ce42" office:value-type="float" office:value="389" calcext:value-type="float">
            <text:p>389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8" calcext:value-type="float">
            <text:p>488</text:p>
          </table:table-cell>
          <table:table-cell table:style-name="ce42" office:value-type="float" office:value="926" calcext:value-type="float">
            <text:p>92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654" calcext:value-type="float">
            <text:p><text:s/>－654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雲林縣" calcext:value-type="string">
            <text:p><text:s/>雲林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945" calcext:value-type="float">
            <text:p>94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2" calcext:value-type="float">
            <text:p>192</text:p>
          </table:table-cell>
          <table:table-cell table:style-name="ce43" office:value-type="float" office:value="378" calcext:value-type="float">
            <text:p>37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29" calcext:value-type="float">
            <text:p>1,22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62" calcext:value-type="float">
            <text:p>162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138" calcext:value-type="float">
            <text:p>138</text:p>
          </table:table-cell>
          <table:table-cell table:style-name="ce43" office:value-type="float" office:value="194" calcext:value-type="float">
            <text:p>194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9" calcext:value-type="float">
            <text:p>199</text:p>
          </table:table-cell>
          <table:table-cell table:style-name="ce43" office:value-type="float" office:value="378" calcext:value-type="float">
            <text:p>37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284" calcext:value-type="float">
            <text:p><text:s/>－284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181" calcext:value-type="float">
            <text:p>1,181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14" calcext:value-type="float">
            <text:p>114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12" calcext:value-type="float">
            <text:p>212</text:p>
          </table:table-cell>
          <table:table-cell table:style-name="ce44" office:value-type="float" office:value="548" calcext:value-type="float">
            <text:p>548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551" calcext:value-type="float">
            <text:p>1,551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84" calcext:value-type="float">
            <text:p>184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141" calcext:value-type="float">
            <text:p>141</text:p>
          </table:table-cell>
          <table:table-cell table:style-name="ce44" office:value-type="float" office:value="195" calcext:value-type="float">
            <text:p>195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89" calcext:value-type="float">
            <text:p>289</text:p>
          </table:table-cell>
          <table:table-cell table:style-name="ce44" office:value-type="float" office:value="548" calcext:value-type="float">
            <text:p>54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4" office:value-type="float" office:value="-370" calcext:value-type="float">
            <text:p><text:s/>－370</text:p>
          </table:table-cell>
          <table:table-cell table:style-name="ce68" table:number-columns-repeated="991"/>
        </table:table-row>
        <table:table-row table:style-name="ro6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670" calcext:value-type="float">
            <text:p>1,670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90" calcext:value-type="float">
            <text:p>590</text:p>
          </table:table-cell>
          <table:table-cell table:style-name="ce42" office:value-type="float" office:value="563" calcext:value-type="float">
            <text:p>563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86" calcext:value-type="float">
            <text:p>2,08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00" calcext:value-type="float">
            <text:p>700</text:p>
          </table:table-cell>
          <table:table-cell table:style-name="ce42" office:value-type="float" office:value="563" calcext:value-type="float">
            <text:p>56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416" calcext:value-type="float">
            <text:p><text:s/>－416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嘉義縣" calcext:value-type="string">
            <text:p><text:s/>嘉義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74" calcext:value-type="float">
            <text:p>77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0" calcext:value-type="float">
            <text:p>250</text:p>
          </table:table-cell>
          <table:table-cell table:style-name="ce43" office:value-type="float" office:value="262" calcext:value-type="float">
            <text:p>26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8" calcext:value-type="float">
            <text:p>97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8" calcext:value-type="float">
            <text:p>308</text:p>
          </table:table-cell>
          <table:table-cell table:style-name="ce43" office:value-type="float" office:value="262" calcext:value-type="float">
            <text:p>26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204" calcext:value-type="float">
            <text:p><text:s/>－204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96" calcext:value-type="float">
            <text:p>896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32" calcext:value-type="float">
            <text:p>32</text:p>
          </table:table-cell>
          <table:table-cell table:number-columns-repeated="2" table:style-name="ce44" office:value-type="float" office:value="46" calcext:value-type="float">
            <text:p>46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40" calcext:value-type="float">
            <text:p>340</text:p>
          </table:table-cell>
          <table:table-cell table:style-name="ce44" office:value-type="float" office:value="301" calcext:value-type="float">
            <text:p>301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08" calcext:value-type="float">
            <text:p>1,108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72" calcext:value-type="float">
            <text:p>72</text:p>
          </table:table-cell>
          <table:table-cell table:number-columns-repeated="2" table:style-name="ce44" office:value-type="float" office:value="84" calcext:value-type="float">
            <text:p>84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92" calcext:value-type="float">
            <text:p>392</text:p>
          </table:table-cell>
          <table:table-cell table:style-name="ce44" office:value-type="float" office:value="301" calcext:value-type="float">
            <text:p>30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63" office:value-type="float" office:value="-212" calcext:value-type="float">
            <text:p><text:s/>－212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852" calcext:value-type="float">
            <text:p>2,852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657" calcext:value-type="float">
            <text:p>65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9" calcext:value-type="float">
            <text:p>179</text:p>
          </table:table-cell>
          <table:table-cell table:style-name="ce42" office:value-type="float" office:value="1489" calcext:value-type="float">
            <text:p>1,489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41" calcext:value-type="float">
            <text:p>3,441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198" calcext:value-type="float">
            <text:p>198</text:p>
          </table:table-cell>
          <table:table-cell table:style-name="ce42" office:value-type="float" office:value="186" calcext:value-type="float">
            <text:p>186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841" calcext:value-type="float">
            <text:p>8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3" calcext:value-type="float">
            <text:p>233</text:p>
          </table:table-cell>
          <table:table-cell table:style-name="ce42" office:value-type="float" office:value="1489" calcext:value-type="float">
            <text:p>1,48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589" calcext:value-type="float">
            <text:p><text:s/>－589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屏東縣" calcext:value-type="string">
            <text:p><text:s/>屏東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338" calcext:value-type="float">
            <text:p>1,338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315" calcext:value-type="float">
            <text:p>3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694" calcext:value-type="float">
            <text:p>69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94" calcext:value-type="float">
            <text:p>1,594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367" calcext:value-type="float">
            <text:p>36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694" calcext:value-type="float">
            <text:p>69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256" calcext:value-type="float">
            <text:p><text:s/>－256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514" calcext:value-type="float">
            <text:p>1,514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342" calcext:value-type="float">
            <text:p>34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8" calcext:value-type="float">
            <text:p>88</text:p>
          </table:table-cell>
          <table:table-cell table:style-name="ce44" office:value-type="float" office:value="795" calcext:value-type="float">
            <text:p>795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47" calcext:value-type="float">
            <text:p>1,847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87" calcext:value-type="float">
            <text:p>87</text:p>
          </table:table-cell>
          <table:table-cell table:style-name="ce44" office:value-type="float" office:value="89" calcext:value-type="float">
            <text:p>89</text:p>
          </table:table-cell>
          <table:table-cell table:style-name="ce44" office:value-type="float" office:value="81" calcext:value-type="float">
            <text:p>81</text:p>
          </table:table-cell>
          <table:table-cell table:style-name="ce44" office:value-type="float" office:value="474" calcext:value-type="float">
            <text:p>47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36" calcext:value-type="float">
            <text:p>136</text:p>
          </table:table-cell>
          <table:table-cell table:style-name="ce44" office:value-type="float" office:value="795" calcext:value-type="float">
            <text:p>79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-333" calcext:value-type="float">
            <text:p><text:s/>－333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785" calcext:value-type="float">
            <text:p>78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313" calcext:value-type="float">
            <text:p>31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63" calcext:value-type="float">
            <text:p>96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office:value-type="float" office:value="313" calcext:value-type="float">
            <text:p>31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178" calcext:value-type="float">
            <text:p><text:s/>－178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臺東縣" calcext:value-type="string">
            <text:p><text:s/>臺東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396" calcext:value-type="float">
            <text:p>39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148" calcext:value-type="float">
            <text:p>14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439" calcext:value-type="float">
            <text:p>4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44" calcext:value-type="float">
            <text:p>4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148" calcext:value-type="float">
            <text:p>14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43" calcext:value-type="float">
            <text:p><text:s/>－43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389" calcext:value-type="float">
            <text:p>389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165" calcext:value-type="float">
            <text:p>16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24" calcext:value-type="float">
            <text:p>52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7" calcext:value-type="float">
            <text:p>97</text:p>
          </table:table-cell>
          <table:table-cell table:style-name="ce44" office:value-type="float" office:value="165" calcext:value-type="float">
            <text:p>16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35" calcext:value-type="float">
            <text:p><text:s/>－135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661" calcext:value-type="float">
            <text:p>1,66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8" calcext:value-type="float">
            <text:p>188</text:p>
          </table:table-cell>
          <table:table-cell table:style-name="ce42" office:value-type="float" office:value="986" calcext:value-type="float">
            <text:p>98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20" calcext:value-type="float">
            <text:p>1,82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97" calcext:value-type="float">
            <text:p>197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210" calcext:value-type="float">
            <text:p>210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office:value-type="float" office:value="986" calcext:value-type="float">
            <text:p>986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2" office:value-type="float" office:value="-159" calcext:value-type="float">
            <text:p><text:s/>－159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花蓮縣" calcext:value-type="string">
            <text:p><text:s/>花蓮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47" calcext:value-type="float">
            <text:p>74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451" calcext:value-type="float">
            <text:p>45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23" calcext:value-type="float">
            <text:p>82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451" calcext:value-type="float">
            <text:p>45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76" calcext:value-type="float">
            <text:p><text:s/>－76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914" calcext:value-type="float">
            <text:p>91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9" calcext:value-type="float">
            <text:p>109</text:p>
          </table:table-cell>
          <table:table-cell table:style-name="ce44" office:value-type="float" office:value="535" calcext:value-type="float">
            <text:p>535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97" calcext:value-type="float">
            <text:p>997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9" calcext:value-type="float">
            <text:p>119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99" calcext:value-type="float">
            <text:p>99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535" calcext:value-type="float">
            <text:p>535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63" office:value-type="float" office:value="-83" calcext:value-type="float">
            <text:p><text:s/>－83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496" calcext:value-type="float">
            <text:p>49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125" calcext:value-type="float">
            <text:p>125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483" calcext:value-type="float">
            <text:p>48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125" calcext:value-type="float">
            <text:p>12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13" calcext:value-type="float">
            <text:p>13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澎湖縣" calcext:value-type="string">
            <text:p><text:s/>澎湖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270" calcext:value-type="float">
            <text:p>27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0" calcext:value-type="float">
            <text:p>26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60" calcext:value-type="float">
            <text:p>6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10" calcext:value-type="float">
            <text:p>10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226" calcext:value-type="float">
            <text:p>22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23" calcext:value-type="float">
            <text:p>223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65" calcext:value-type="float">
            <text:p>6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3" calcext:value-type="float">
            <text:p>3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736" calcext:value-type="float">
            <text:p>1,736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408" calcext:value-type="float">
            <text:p>408</text:p>
          </table:table-cell>
          <table:table-cell table:style-name="ce42" office:value-type="float" office:value="241" calcext:value-type="float">
            <text:p>241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745" calcext:value-type="float">
            <text:p>74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71" calcext:value-type="float">
            <text:p>1,671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04" calcext:value-type="float">
            <text:p>304</text:p>
          </table:table-cell>
          <table:table-cell table:style-name="ce42" office:value-type="float" office:value="253" calcext:value-type="float">
            <text:p>253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745" calcext:value-type="float">
            <text:p>74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65" calcext:value-type="float">
            <text:p>65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基隆市" calcext:value-type="string">
            <text:p><text:s/>基隆市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813" calcext:value-type="float">
            <text:p>813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07" calcext:value-type="float">
            <text:p>207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335" calcext:value-type="float">
            <text:p>33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1" calcext:value-type="float">
            <text:p>76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38" calcext:value-type="float">
            <text:p>138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2"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335" calcext:value-type="float">
            <text:p>33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52" calcext:value-type="float">
            <text:p>52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923" calcext:value-type="float">
            <text:p>923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01" calcext:value-type="float">
            <text:p>201</text:p>
          </table:table-cell>
          <table:table-cell table:style-name="ce44" office:value-type="float" office:value="120" calcext:value-type="float">
            <text:p>120</text:p>
          </table:table-cell>
          <table:table-cell table:number-columns-repeated="2" table:style-name="ce44" office:value-type="float" office:value="20" calcext:value-type="float">
            <text:p>2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3" calcext:value-type="float">
            <text:p>83</text:p>
          </table:table-cell>
          <table:table-cell table:style-name="ce44" office:value-type="float" office:value="410" calcext:value-type="float">
            <text:p>41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10" calcext:value-type="float">
            <text:p>910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41" calcext:value-type="float">
            <text:p>141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410" calcext:value-type="float">
            <text:p>41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13" calcext:value-type="float">
            <text:p>13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960" calcext:value-type="float">
            <text:p>1,960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8" calcext:value-type="float">
            <text:p>648</text:p>
          </table:table-cell>
          <table:table-cell table:style-name="ce42" office:value-type="float" office:value="739" calcext:value-type="float">
            <text:p>73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066" calcext:value-type="float">
            <text:p>2,066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297" calcext:value-type="float">
            <text:p>297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8" calcext:value-type="float">
            <text:p>618</text:p>
          </table:table-cell>
          <table:table-cell table:style-name="ce42" office:value-type="float" office:value="739" calcext:value-type="float">
            <text:p>73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62" office:value-type="float" office:value="-106" calcext:value-type="float">
            <text:p><text:s/>－106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新竹市" calcext:value-type="string">
            <text:p><text:s/>新竹市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881" calcext:value-type="float">
            <text:p>88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7" calcext:value-type="float">
            <text:p>277</text:p>
          </table:table-cell>
          <table:table-cell table:style-name="ce43" office:value-type="float" office:value="336" calcext:value-type="float">
            <text:p>33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54" calcext:value-type="float">
            <text:p>954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6" calcext:value-type="float">
            <text:p>286</text:p>
          </table:table-cell>
          <table:table-cell table:style-name="ce43" office:value-type="float" office:value="336" calcext:value-type="float">
            <text:p>336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63" office:value-type="float" office:value="-73" calcext:value-type="float">
            <text:p><text:s/>－73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079" calcext:value-type="float">
            <text:p>1,079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71" calcext:value-type="float">
            <text:p>371</text:p>
          </table:table-cell>
          <table:table-cell table:style-name="ce44" office:value-type="float" office:value="403" calcext:value-type="float">
            <text:p>403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112" calcext:value-type="float">
            <text:p>1,112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171" calcext:value-type="float">
            <text:p>171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32" calcext:value-type="float">
            <text:p>332</text:p>
          </table:table-cell>
          <table:table-cell table:style-name="ce44" office:value-type="float" office:value="403" calcext:value-type="float">
            <text:p>40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-33" calcext:value-type="float">
            <text:p><text:s/>－33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262" calcext:value-type="float">
            <text:p>1,26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96" calcext:value-type="float">
            <text:p>596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66" calcext:value-type="float">
            <text:p>1,266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8" calcext:value-type="float">
            <text:p>488</text:p>
          </table:table-cell>
          <table:table-cell table:style-name="ce42" office:value-type="float" office:value="358" calcext:value-type="float">
            <text:p>35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4" calcext:value-type="float">
            <text:p><text:s/>－4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嘉義市" calcext:value-type="string">
            <text:p><text:s/>嘉義市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35" calcext:value-type="float">
            <text:p>53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3" calcext:value-type="float">
            <text:p>263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48" calcext:value-type="float">
            <text:p>548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8" calcext:value-type="float">
            <text:p>218</text:p>
          </table:table-cell>
          <table:table-cell table:style-name="ce43" office:value-type="float" office:value="139" calcext:value-type="float">
            <text:p>13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3" calcext:value-type="float">
            <text:p><text:s/>－13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727" calcext:value-type="float">
            <text:p>727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333" calcext:value-type="float">
            <text:p>333</text:p>
          </table:table-cell>
          <table:table-cell table:style-name="ce44" office:value-type="float" office:value="219" calcext:value-type="float">
            <text:p>219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18" calcext:value-type="float">
            <text:p>718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70" calcext:value-type="float">
            <text:p>270</text:p>
          </table:table-cell>
          <table:table-cell table:style-name="ce44" office:value-type="float" office:value="219" calcext:value-type="float">
            <text:p>21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9" calcext:value-type="float">
            <text:p>9</text:p>
          </table:table-cell>
          <table:table-cell table:style-name="ce68" table:number-columns-repeated="991"/>
        </table:table-row>
        <table:table-row table:style-name="ro7">
          <table:table-cell table:style-name="ce14"/>
          <table:table-cell table:style-name="ce24" office:value-type="string" calcext:value-type="string">
            <text:p>計</text:p>
          </table:table-cell>
          <table:table-cell table:style-name="ce36" office:value-type="float" office:value="1203" calcext:value-type="float">
            <text:p>1,20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96" calcext:value-type="float">
            <text:p>296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163" calcext:value-type="float">
            <text:p>163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138" calcext:value-type="float">
            <text:p>138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06" calcext:value-type="float">
            <text:p>306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839" calcext:value-type="float">
            <text:p>83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100" calcext:value-type="float">
            <text:p>100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06" calcext:value-type="float">
            <text:p>306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60" office:value-type="float" office:value="364" calcext:value-type="float">
            <text:p>364</text:p>
          </table:table-cell>
          <table:table-cell table:style-name="ce68" table:number-columns-repeated="991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619" calcext:value-type="float">
            <text:p>61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85" calcext:value-type="float">
            <text:p>85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73" calcext:value-type="float">
            <text:p>17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56" calcext:value-type="float">
            <text:p>45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56" calcext:value-type="float">
            <text:p>56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73" calcext:value-type="float">
            <text:p>17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61" office:value-type="float" office:value="163" calcext:value-type="float">
            <text:p>163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584" calcext:value-type="float">
            <text:p>58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43" calcext:value-type="float">
            <text:p>143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97" calcext:value-type="float">
            <text:p>97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53" calcext:value-type="float">
            <text:p>53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83" calcext:value-type="float">
            <text:p>38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79" calcext:value-type="float">
            <text:p>79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44" calcext:value-type="float">
            <text:p>44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33" calcext:value-type="float">
            <text:p>13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1" office:value-type="float" office:value="201" calcext:value-type="float">
            <text:p>201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122" calcext:value-type="float">
            <text:p>1,12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77" calcext:value-type="float">
            <text:p>277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120" calcext:value-type="float">
            <text:p>12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91" calcext:value-type="float">
            <text:p>29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9" calcext:value-type="float">
            <text:p>71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82" calcext:value-type="float">
            <text:p>8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91" calcext:value-type="float">
            <text:p>29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403" calcext:value-type="float">
            <text:p>403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金門縣" calcext:value-type="string">
            <text:p><text:s/>金門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68" calcext:value-type="float">
            <text:p>56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74" calcext:value-type="float">
            <text:p>7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61" calcext:value-type="float">
            <text:p>16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3" calcext:value-type="float">
            <text:p>37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44" calcext:value-type="float">
            <text:p>4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61" calcext:value-type="float">
            <text:p>16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195" calcext:value-type="float">
            <text:p>195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554" calcext:value-type="float">
            <text:p>55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36" calcext:value-type="float">
            <text:p>136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46" calcext:value-type="float">
            <text:p>46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46" calcext:value-type="float">
            <text:p>34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38" calcext:value-type="float">
            <text:p>38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30" calcext:value-type="float">
            <text:p>13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208" calcext:value-type="float">
            <text:p>208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39" calcext:value-type="float">
            <text:p><text:s/>－39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連江縣" calcext:value-type="string">
            <text:p><text:s/>連江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32" calcext:value-type="float">
            <text:p><text:s/>－32</text:p>
          </table:table-cell>
          <table:table-cell table:style-name="ce68" table:number-columns-repeated="991"/>
        </table:table-row>
        <table:table-row table:style-name="ro7">
          <table:table-cell table:style-name="ce15"/>
          <table:table-cell table:style-name="ce29" office:value-type="string" calcext:value-type="string">
            <text:p>女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7" calcext:value-type="float">
            <text:p><text:s/>－7</text:p>
          </table:table-cell>
          <table:table-cell table:style-name="ce68" table:number-columns-repeated="991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7"/>
          <table:table-cell table:style-name="ce52" table:number-columns-repeated="4"/>
          <table:table-cell table:style-name="ce65" office:value-type="string" calcext:value-type="string">
            <text:p>內政部戶政司 民國104年4月7日編製</text:p>
          </table:table-cell>
          <table:table-cell table:number-columns-repeated="991"/>
        </table:table-row>
        <table:table-row table:style-name="ro5" table:number-rows-repeated="2">
          <table:table-cell table:style-name="ce17"/>
          <table:table-cell table:number-columns-repeated="1023"/>
        </table:table-row>
        <table:table-row table:style-name="ro5">
          <table:table-cell table:style-name="ce18"/>
          <table:table-cell table:number-columns-repeated="31"/>
          <table:table-cell table:style-name="ce66"/>
          <table:table-cell table:number-columns-repeated="991"/>
        </table:table-row>
        <table:table-row table:style-name="ro5">
          <table:table-cell table:style-name="ce18"/>
          <table:table-cell table:number-columns-repeated="31"/>
          <table:table-cell table:style-name="ce67"/>
          <table:table-cell table:number-columns-repeated="991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G$83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G$82"/>
          <table:named-range table:name="Print_Area_MI" table:base-cell-address="$遷徙.$A$1" table:cell-range-address="$遷徙.$A$3:.$U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123/c62/%E6%96%B0%E8%A1%A8%E8%99%9F02,07~11-%E9%80%A3%E7%B5%90(%E5%85%AC%E5%BC%8F)%E6%AA%94104.3.xls'#$''.$G$5]"/>
        <table:named-expression table:name="出生" table:base-cell-address="$遷徙.$A$1" table:expression="['file:///D:/123/c62/%E6%96%B0%E8%A1%A8%E8%99%9F02,07~11-%E9%80%A3%E7%B5%90(%E5%85%AC%E5%BC%8F)%E6%AA%94104.3.xls'#$''.$V$14:.$V$34]"/>
        <table:named-expression table:name="月底人口數" table:base-cell-address="$遷徙.$A$1" table:expression="['file:///D:/123/c62/%E6%96%B0%E8%A1%A8%E8%99%9F02,07~11-%E9%80%A3%E7%B5%90(%E5%85%AC%E5%BC%8F)%E6%AA%94104.3.xls'#$''.$AT$14:.$AU$34]"/>
        <table:named-expression table:name="死亡" table:base-cell-address="$遷徙.$A$1" table:expression="['file:///D:/123/c62/%E6%96%B0%E8%A1%A8%E8%99%9F02,07~11-%E9%80%A3%E7%B5%90(%E5%85%AC%E5%BC%8F)%E6%AA%94104.3.xls'#$''.$Y$14:.$Y$34]"/>
        <table:named-expression table:name="結婚" table:base-cell-address="$遷徙.$A$1" table:expression="['file:///D:/123/c62/%E6%96%B0%E8%A1%A8%E8%99%9F02,07~11-%E9%80%A3%E7%B5%90(%E5%85%AC%E5%BC%8F)%E6%AA%94104.3.xls'#$''.$L$14:.$L$34]"/>
        <table:named-expression table:name="鄰數戶數" table:base-cell-address="$遷徙.$A$1" table:expression="['file:///D:/123/c62/%E6%96%B0%E8%A1%A8%E8%99%9F02,07~11-%E9%80%A3%E7%B5%90(%E5%85%AC%E5%BC%8F)%E6%AA%94104.3.xls'#$''.$AQ$14:.$AR$34]"/>
        <table:named-expression table:name="離婚" table:base-cell-address="$遷徙.$A$1" table:expression="['file:///D:/123/c62/%E6%96%B0%E8%A1%A8%E8%99%9F02,07~11-%E9%80%A3%E7%B5%90(%E5%85%AC%E5%BC%8F)%E6%AA%94104.3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</number:number-style>
    <number:number-style style:name="N157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fill-character> </loext:fill-character>
      <number:number number:decimal-places="0" loext:min-decimal-places="0" number:min-integer-digits="1" number:grouping="true"/>
    </number:number-style>
    <number:number-style style:name="N159">
      <number:text>-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8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4-07T17:56:09</meta:creation-date>
    <dc:creator>溫麗華</dc:creator>
    <dc:date>2015-04-07T17:57:20</dc:date>
    <meta:print-date>2015-04-07T17:56:33</meta:print-date>
    <meta:document-statistic meta:table-count="1" meta:cell-count="2468" meta:object-count="0"/>
    <meta:generator>LibreOffice/5.0.5.2$Windows_x86 LibreOffice_project/55b006a02d247b5f7215fc6ea0fde844b30035b3</meta:generator>
  </office:meta>
</office:document-meta>
</file>